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FFF2CC"/>
    </style:style>
    <style:style style:name="ce8" style:family="table-cell" style:parent-style-name="Default" style:data-style-name="N0">
      <style:table-cell-properties fo:background-color="#B4C6E7"/>
    </style:style>
    <style:style style:name="ce9" style:family="table-cell" style:parent-style-name="Default" style:data-style-name="N0">
      <style:table-cell-properties fo:background-color="#C9C9C9"/>
    </style:style>
    <style:style style:name="ce10" style:family="table-cell" style:parent-style-name="Default" style:data-style-name="N0">
      <style:table-cell-properties fo:background-color="#D0CECE"/>
    </style:style>
    <style:style style:name="ce11" style:family="table-cell" style:parent-style-name="Default" style:data-style-name="N0">
      <style:table-cell-properties fo:background-color="#FFC000"/>
    </style:style>
    <style:style style:name="ce12" style:family="table-cell" style:parent-style-name="Default" style:data-style-name="N0">
      <style:table-cell-properties fo:background-color="#F2F2F2"/>
    </style:style>
    <style:style style:name="ce13" style:family="table-cell" style:parent-style-name="Default" style:data-style-name="N0">
      <style:table-cell-properties fo:background-color="#FFD966"/>
    </style:style>
    <style:style style:name="ce14" style:family="table-cell" style:parent-style-name="Default" style:data-style-name="N0">
      <style:table-cell-properties fo:background-color="#B4C6E7"/>
    </style:style>
    <style:style style:name="co1" style:family="table-column">
      <style:table-column-properties fo:break-before="auto" style:column-width="4.48733333333333cm"/>
    </style:style>
    <style:style style:name="co2" style:family="table-column">
      <style:table-column-properties fo:break-before="auto" style:column-width="2.8151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19616666666667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6.07483333333333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3.15383333333333cm"/>
    </style:style>
    <style:style style:name="co12" style:family="table-column">
      <style:table-column-properties fo:break-before="auto" style:column-width="3.661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667cm"/>
    </style:style>
    <style:style style:name="co15" style:family="table-column">
      <style:table-column-properties fo:break-before="auto" style:column-width="2.032cm" style:use-optimal-column-width="true"/>
    </style:style>
    <style:style style:name="co16" style:family="table-column">
      <style:table-column-properties fo:break-before="auto" style:column-width="2.89983333333333cm" style:use-optimal-column-width="true"/>
    </style:style>
    <style:style style:name="co17" style:family="table-column">
      <style:table-column-properties fo:break-before="auto" style:column-width="4.55083333333333cm"/>
    </style:style>
    <style:style style:name="co18" style:family="table-column">
      <style:table-column-properties fo:break-before="auto" style:column-width="1.968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number-columns-repeated="16368" table:default-cell-style-name="ce1"/>
        <table:table-row table:style-name="ro1">
          <table:table-cell office:value-type="string" table:style-name="ce2">
            <text:p>SUBPRODUCT</text:p>
          </table:table-cell>
          <table:table-cell table:number-columns-repeated="4" table:style-name="ce1"/>
          <table:table-cell office:value-type="string" table:style-name="ce3">
            <text:p>IMPLEMENTATION/CUSTOMISATION</text:p>
          </table:table-cell>
          <table:table-cell table:style-name="ce4"/>
          <table:table-cell office:value-type="float" office:value="200000" table:style-name="ce3">
            <text:p>200000</text:p>
          </table:table-cell>
          <table:table-cell table:number-columns-repeated="4" table:style-name="ce5"/>
          <table:table-cell table:number-columns-repeated="2" table:style-name="ce1"/>
          <table:table-cell office:value-type="string" table:style-name="ce6">
            <text:p>HARDWAR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">
            <text:p>A1</text:p>
          </table:table-cell>
          <table:table-cell office:value-type="float" office:value="100" table:style-name="ce7">
            <text:p>100</text:p>
          </table:table-cell>
          <table:table-cell table:number-columns-repeated="12" table:style-name="ce1"/>
          <table:table-cell office:value-type="string" table:style-name="ce6">
            <text:p>CPU</text:p>
          </table:table-cell>
          <table:table-cell office:value-type="float" office:value="5000" table:style-name="ce6">
            <text:p>50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7">
            <text:p>A2</text:p>
          </table:table-cell>
          <table:table-cell office:value-type="float" office:value="150" table:style-name="ce7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A3</text:p>
          </table:table-cell>
          <table:table-cell office:value-type="float" office:value="300" table:style-name="ce7">
            <text:p>3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4</text:p>
          </table:table-cell>
          <table:table-cell table:style-name="ce1"/>
          <table:table-cell office:value-type="float" office:value="5000" table:style-name="ce8">
            <text:p>5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A5</text:p>
          </table:table-cell>
          <table:table-cell table:style-name="ce1"/>
          <table:table-cell office:value-type="float" office:value="4000" table:style-name="ce8">
            <text:p>4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A6</text:p>
          </table:table-cell>
          <table:table-cell table:style-name="ce1"/>
          <table:table-cell office:value-type="float" office:value="3000" table:style-name="ce8">
            <text:p>30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9">
            <text:p>FOR 2 CPU'S</text:p>
          </table:table-cell>
          <table:table-cell office:value-type="float" office:value="24000" table:formula="of:=([.C5]*2)+([.C6]*2)+([.C7]*2)" table:style-name="ce10">
            <text:p>24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9">
            <text:p>FOR 4 CPU'S</text:p>
          </table:table-cell>
          <table:table-cell office:value-type="float" office:value="48000" table:formula="of:=([.C5]*4)+([.C6]*4)+([.C7]*4)" table:style-name="ce10">
            <text:p>48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9">
            <text:p>FOR 8 CPU'S</text:p>
          </table:table-cell>
          <table:table-cell office:value-type="float" office:value="96000" table:formula="of:=([.C5]*8)+([.C6]*8)+([.C7]*8)" table:style-name="ce10">
            <text:p>96000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5"/>
          <table:table-cell office:value-type="string" table:style-name="ce11">
            <text:p>PRODUCT A</text:p>
          </table:table-cell>
          <table:table-cell table:number-columns-repeated="16375" table:style-name="ce5"/>
        </table:table-row>
        <table:table-row table:style-name="ro1">
          <table:table-cell table:number-columns-repeated="3" table:style-name="ce5"/>
          <table:table-cell office:value-type="string" table:style-name="ce6">
            <text:p>NO OF USERS</text:p>
          </table:table-cell>
          <table:table-cell office:value-type="string" table:style-name="ce6">
            <text:p>LISENCE COSTS</text:p>
          </table:table-cell>
          <table:table-cell office:value-type="string" table:style-name="ce6">
            <text:p>DISASTER COST</text:p>
          </table:table-cell>
          <table:table-cell office:value-type="string" table:style-name="ce6">
            <text:p>MAINTENANCE COST</text:p>
          </table:table-cell>
          <table:table-cell office:value-type="string" table:style-name="ce6">
            <text:p>CPU ACQUISTION COST FOR PRODUCTION</text:p>
          </table:table-cell>
          <table:table-cell office:value-type="string" table:style-name="ce6">
            <text:p>CPU ACQUISTION COST FOR DISASTER</text:p>
          </table:table-cell>
          <table:table-cell office:value-type="string" table:style-name="ce6">
            <text:p>CPU ACQ FOR PRO &amp; DIS</text:p>
          </table:table-cell>
          <table:table-cell office:value-type="string" table:style-name="ce6">
            <text:p>MAINTENANCE 18%</text:p>
          </table:table-cell>
          <table:table-cell office:value-type="string" table:style-name="ce6">
            <text:p>CPU MAITENANCE</text:p>
          </table:table-cell>
          <table:table-cell office:value-type="string" table:style-name="ce6">
            <text:p>YEAR 1</text:p>
          </table:table-cell>
          <table:table-cell office:value-type="string" table:style-name="ce6">
            <text:p>YEAR 2<text:s/></text:p>
          </table:table-cell>
          <table:table-cell office:value-type="string" table:style-name="ce6">
            <text:p>YEAR 3</text:p>
          </table:table-cell>
          <table:table-cell office:value-type="string" table:style-name="ce6">
            <text:p>YEAR 4</text:p>
          </table:table-cell>
          <table:table-cell office:value-type="string" table:style-name="ce6">
            <text:p>YEAR 5</text:p>
          </table:table-cell>
          <table:table-cell office:value-type="string" table:style-name="ce6">
            <text:p>TCO</text:p>
          </table:table-cell>
          <table:table-cell table:number-columns-repeated="16366" table:style-name="ce5"/>
        </table:table-row>
        <table:table-row table:style-name="ro1"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79000" table:formula="of:=([.$B$2]*[.D14])+([.$B$3]*[.D14])+([.$B$4]*[.D14])+[.$C$9]" table:style-name="ce1">
            <text:p>79000</text:p>
          </table:table-cell>
          <table:table-cell office:value-type="float" office:value="7200" table:formula="of:=(30/100)*[.$C$9]" table:style-name="ce1">
            <text:p>72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10000" table:formula="of:=[.$P$2]*2" table:style-name="ce12">
            <text:p>10000</text:p>
          </table:table-cell>
          <table:table-cell office:value-type="float" office:value="10000" table:formula="of:=[.H14]" table:style-name="ce1">
            <text:p>10000</text:p>
          </table:table-cell>
          <table:table-cell office:value-type="float" office:value="20000" table:formula="of:=[.H14]+[.I14]" table:style-name="ce1">
            <text:p>20000</text:p>
          </table:table-cell>
          <table:table-cell office:value-type="float" office:value="15516" table:formula="of:=([.E14]+[.F14])*0.18" table:style-name="ce1">
            <text:p>15516</text:p>
          </table:table-cell>
          <table:table-cell office:value-type="float" office:value="2000" table:formula="of:=[.J14]*0.1" table:style-name="ce1">
            <text:p>2000</text:p>
          </table:table-cell>
          <table:table-cell office:value-type="float" office:value="306200" table:formula="of:=[.E14]+[.F14]+[.J14]+[.$H$1]" table:style-name="ce1">
            <text:p>306200</text:p>
          </table:table-cell>
          <table:table-cell office:value-type="float" office:value="47516" table:formula="of:=[.G14]+[.K14]+[.L14]" table:style-name="ce1">
            <text:p>47516</text:p>
          </table:table-cell>
          <table:table-cell office:value-type="float" office:value="47516" table:formula="of:=[.G14]+[.K14]+[.L14]" table:style-name="ce1">
            <text:p>47516</text:p>
          </table:table-cell>
          <table:table-cell office:value-type="float" office:value="47516" table:formula="of:=[.G14]+[.K14]+[.L14]" table:style-name="ce1">
            <text:p>47516</text:p>
          </table:table-cell>
          <table:table-cell office:value-type="float" office:value="47516" table:formula="of:=[.G14]+[.K14]+[.L14]" table:style-name="ce1">
            <text:p>47516</text:p>
          </table:table-cell>
          <table:table-cell office:value-type="float" office:value="496264" table:formula="of:=SUM([.M14:.Q14])" table:style-name="ce1">
            <text:p>496264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50" table:style-name="ce1">
            <text:p>150</text:p>
          </table:table-cell>
          <table:table-cell office:value-type="float" office:value="106500" table:formula="of:=([.$B$2]*[.D15])+([.$B$3]*[.D15])+([.$B$4]*[.D15])+[.$C$9]" table:style-name="ce1">
            <text:p>106500</text:p>
          </table:table-cell>
          <table:table-cell office:value-type="float" office:value="7200" table:formula="of:=(30/100)*[.$C$9]" table:style-name="ce1">
            <text:p>72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10000" table:formula="of:=[.$P$2]*2" table:style-name="ce1">
            <text:p>10000</text:p>
          </table:table-cell>
          <table:table-cell office:value-type="float" office:value="10000" table:formula="of:=[.H15]" table:style-name="ce1">
            <text:p>10000</text:p>
          </table:table-cell>
          <table:table-cell office:value-type="float" office:value="20000" table:formula="of:=[.H15]+[.I15]" table:style-name="ce1">
            <text:p>20000</text:p>
          </table:table-cell>
          <table:table-cell office:value-type="float" office:value="20466" table:formula="of:=([.E15]+[.F15])*0.18" table:style-name="ce1">
            <text:p>20466</text:p>
          </table:table-cell>
          <table:table-cell office:value-type="float" office:value="2000" table:formula="of:=[.J15]*0.1" table:style-name="ce1">
            <text:p>2000</text:p>
          </table:table-cell>
          <table:table-cell office:value-type="float" office:value="333700" table:formula="of:=[.E15]+[.F15]+[.J15]+[.$H$1]" table:style-name="ce1">
            <text:p>333700</text:p>
          </table:table-cell>
          <table:table-cell office:value-type="float" office:value="52466" table:formula="of:=[.G15]+[.K15]+[.L15]" table:style-name="ce1">
            <text:p>52466</text:p>
          </table:table-cell>
          <table:table-cell office:value-type="float" office:value="52466" table:formula="of:=[.G15]+[.K15]+[.L15]" table:style-name="ce1">
            <text:p>52466</text:p>
          </table:table-cell>
          <table:table-cell office:value-type="float" office:value="52466" table:formula="of:=[.G15]+[.K15]+[.L15]" table:style-name="ce1">
            <text:p>52466</text:p>
          </table:table-cell>
          <table:table-cell office:value-type="float" office:value="52466" table:formula="of:=[.G15]+[.K15]+[.L15]" table:style-name="ce1">
            <text:p>52466</text:p>
          </table:table-cell>
          <table:table-cell office:value-type="float" office:value="543564" table:formula="of:=SUM([.M15:.Q15])" table:style-name="ce1">
            <text:p>543564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00" table:style-name="ce1">
            <text:p>200</text:p>
          </table:table-cell>
          <table:table-cell office:value-type="float" office:value="134000" table:formula="of:=([.$B$2]*[.D16])+([.$B$3]*[.D16])+([.$B$4]*[.D16])+[.$C$9]" table:style-name="ce1">
            <text:p>134000</text:p>
          </table:table-cell>
          <table:table-cell office:value-type="float" office:value="7200" table:formula="of:=(30/100)*[.$C$9]" table:style-name="ce1">
            <text:p>72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10000" table:formula="of:=[.$P$2]*2" table:style-name="ce1">
            <text:p>10000</text:p>
          </table:table-cell>
          <table:table-cell office:value-type="float" office:value="10000" table:formula="of:=[.H16]" table:style-name="ce1">
            <text:p>10000</text:p>
          </table:table-cell>
          <table:table-cell office:value-type="float" office:value="20000" table:formula="of:=[.H16]+[.I16]" table:style-name="ce1">
            <text:p>20000</text:p>
          </table:table-cell>
          <table:table-cell office:value-type="float" office:value="25416" table:formula="of:=([.E16]+[.F16])*0.18" table:style-name="ce1">
            <text:p>25416</text:p>
          </table:table-cell>
          <table:table-cell office:value-type="float" office:value="2000" table:formula="of:=[.J16]*0.1" table:style-name="ce1">
            <text:p>2000</text:p>
          </table:table-cell>
          <table:table-cell office:value-type="float" office:value="361200" table:formula="of:=[.E16]+[.F16]+[.J16]+[.$H$1]" table:style-name="ce1">
            <text:p>361200</text:p>
          </table:table-cell>
          <table:table-cell office:value-type="float" office:value="57416" table:formula="of:=[.G16]+[.K16]+[.L16]" table:style-name="ce1">
            <text:p>57416</text:p>
          </table:table-cell>
          <table:table-cell office:value-type="float" office:value="57416" table:formula="of:=[.G16]+[.K16]+[.L16]" table:style-name="ce1">
            <text:p>57416</text:p>
          </table:table-cell>
          <table:table-cell office:value-type="float" office:value="57416" table:formula="of:=[.G16]+[.K16]+[.L16]" table:style-name="ce1">
            <text:p>57416</text:p>
          </table:table-cell>
          <table:table-cell office:value-type="float" office:value="57416" table:formula="of:=[.G16]+[.K16]+[.L16]" table:style-name="ce1">
            <text:p>57416</text:p>
          </table:table-cell>
          <table:table-cell office:value-type="float" office:value="590864" table:formula="of:=SUM([.M16:.Q16])" table:style-name="ce1">
            <text:p>590864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250" table:style-name="ce1">
            <text:p>250</text:p>
          </table:table-cell>
          <table:table-cell office:value-type="float" office:value="161500" table:formula="of:=([.$B$2]*[.D17])+([.$B$3]*[.D17])+([.$B$4]*[.D17])+[.$C$9]" table:style-name="ce1">
            <text:p>161500</text:p>
          </table:table-cell>
          <table:table-cell office:value-type="float" office:value="7200" table:formula="of:=(30/100)*[.$C$9]" table:style-name="ce1">
            <text:p>72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10000" table:formula="of:=[.$P$2]*2" table:style-name="ce1">
            <text:p>10000</text:p>
          </table:table-cell>
          <table:table-cell office:value-type="float" office:value="10000" table:formula="of:=[.H17]" table:style-name="ce1">
            <text:p>10000</text:p>
          </table:table-cell>
          <table:table-cell office:value-type="float" office:value="20000" table:formula="of:=[.H17]+[.I17]" table:style-name="ce1">
            <text:p>20000</text:p>
          </table:table-cell>
          <table:table-cell office:value-type="float" office:value="30366" table:formula="of:=([.E17]+[.F17])*0.18" table:style-name="ce1">
            <text:p>30366</text:p>
          </table:table-cell>
          <table:table-cell office:value-type="float" office:value="2000" table:formula="of:=[.J17]*0.1" table:style-name="ce1">
            <text:p>2000</text:p>
          </table:table-cell>
          <table:table-cell office:value-type="float" office:value="388700" table:formula="of:=[.E17]+[.F17]+[.J17]+[.$H$1]" table:style-name="ce1">
            <text:p>388700</text:p>
          </table:table-cell>
          <table:table-cell office:value-type="float" office:value="62366" table:formula="of:=[.G17]+[.K17]+[.L17]" table:style-name="ce1">
            <text:p>62366</text:p>
          </table:table-cell>
          <table:table-cell office:value-type="float" office:value="62366" table:formula="of:=[.G17]+[.K17]+[.L17]" table:style-name="ce1">
            <text:p>62366</text:p>
          </table:table-cell>
          <table:table-cell office:value-type="float" office:value="62366" table:formula="of:=[.G17]+[.K17]+[.L17]" table:style-name="ce1">
            <text:p>62366</text:p>
          </table:table-cell>
          <table:table-cell office:value-type="float" office:value="62366" table:formula="of:=[.G17]+[.K17]+[.L17]" table:style-name="ce1">
            <text:p>62366</text:p>
          </table:table-cell>
          <table:table-cell office:value-type="float" office:value="638164" table:formula="of:=SUM([.M17:.Q17])" table:style-name="ce1">
            <text:p>638164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00" table:style-name="ce1">
            <text:p>300</text:p>
          </table:table-cell>
          <table:table-cell office:value-type="float" office:value="189000" table:formula="of:=([.$B$2]*[.D18])+([.$B$3]*[.D18])+([.$B$4]*[.D18])+[.$C$9]" table:style-name="ce1">
            <text:p>189000</text:p>
          </table:table-cell>
          <table:table-cell office:value-type="float" office:value="7200" table:formula="of:=(30/100)*[.$C$9]" table:style-name="ce1">
            <text:p>72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10000" table:formula="of:=[.$P$2]*2" table:style-name="ce1">
            <text:p>10000</text:p>
          </table:table-cell>
          <table:table-cell office:value-type="float" office:value="10000" table:formula="of:=[.H18]" table:style-name="ce1">
            <text:p>10000</text:p>
          </table:table-cell>
          <table:table-cell office:value-type="float" office:value="20000" table:formula="of:=[.H18]+[.I18]" table:style-name="ce1">
            <text:p>20000</text:p>
          </table:table-cell>
          <table:table-cell office:value-type="float" office:value="35316" table:formula="of:=([.E18]+[.F18])*0.18" table:style-name="ce1">
            <text:p>35316</text:p>
          </table:table-cell>
          <table:table-cell office:value-type="float" office:value="2000" table:formula="of:=[.J18]*0.1" table:style-name="ce1">
            <text:p>2000</text:p>
          </table:table-cell>
          <table:table-cell office:value-type="float" office:value="416200" table:formula="of:=[.E18]+[.F18]+[.J18]+[.$H$1]" table:style-name="ce1">
            <text:p>416200</text:p>
          </table:table-cell>
          <table:table-cell office:value-type="float" office:value="67316" table:formula="of:=[.G18]+[.K18]+[.L18]" table:style-name="ce1">
            <text:p>67316</text:p>
          </table:table-cell>
          <table:table-cell office:value-type="float" office:value="67316" table:formula="of:=[.G18]+[.K18]+[.L18]" table:style-name="ce1">
            <text:p>67316</text:p>
          </table:table-cell>
          <table:table-cell office:value-type="float" office:value="67316" table:formula="of:=[.G18]+[.K18]+[.L18]" table:style-name="ce1">
            <text:p>67316</text:p>
          </table:table-cell>
          <table:table-cell office:value-type="float" office:value="67316" table:formula="of:=[.G18]+[.K18]+[.L18]" table:style-name="ce1">
            <text:p>67316</text:p>
          </table:table-cell>
          <table:table-cell office:value-type="float" office:value="685464" table:formula="of:=SUM([.M18:.Q18])" table:style-name="ce1">
            <text:p>685464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350" table:formula="of:=[.D18]+50" table:style-name="ce1">
            <text:p>350</text:p>
          </table:table-cell>
          <table:table-cell office:value-type="float" office:value="240500" table:formula="of:=([.$B$2]*[.D19])+([.$B$3]*[.D19])+([.$B$4]*[.D19])+[.$C$10]" table:style-name="ce1">
            <text:p>2405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19]" table:style-name="ce1">
            <text:p>20000</text:p>
          </table:table-cell>
          <table:table-cell office:value-type="float" office:value="40000" table:formula="of:=[.H19]+[.I19]" table:style-name="ce1">
            <text:p>40000</text:p>
          </table:table-cell>
          <table:table-cell office:value-type="float" office:value="45882" table:formula="of:=([.E19]+[.F19])*0.18" table:style-name="ce1">
            <text:p>45882</text:p>
          </table:table-cell>
          <table:table-cell office:value-type="float" office:value="4000" table:formula="of:=[.J19]*0.1" table:style-name="ce1">
            <text:p>4000</text:p>
          </table:table-cell>
          <table:table-cell office:value-type="float" office:value="494900" table:formula="of:=[.E19]+[.F19]+[.J19]+[.$H$1]" table:style-name="ce1">
            <text:p>494900</text:p>
          </table:table-cell>
          <table:table-cell office:value-type="float" office:value="79882" table:formula="of:=[.G19]+[.K19]+[.L19]" table:style-name="ce1">
            <text:p>79882</text:p>
          </table:table-cell>
          <table:table-cell office:value-type="float" office:value="79882" table:formula="of:=[.G19]+[.K19]+[.L19]" table:style-name="ce1">
            <text:p>79882</text:p>
          </table:table-cell>
          <table:table-cell office:value-type="float" office:value="79882" table:formula="of:=[.G19]+[.K19]+[.L19]" table:style-name="ce1">
            <text:p>79882</text:p>
          </table:table-cell>
          <table:table-cell office:value-type="float" office:value="79882" table:formula="of:=[.G19]+[.K19]+[.L19]" table:style-name="ce1">
            <text:p>79882</text:p>
          </table:table-cell>
          <table:table-cell office:value-type="float" office:value="814428" table:formula="of:=SUM([.M19:.Q19])" table:style-name="ce1">
            <text:p>8144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00" table:formula="of:=[.D19]+50" table:style-name="ce1">
            <text:p>400</text:p>
          </table:table-cell>
          <table:table-cell office:value-type="float" office:value="268000" table:formula="of:=([.$B$2]*[.D20])+([.$B$3]*[.D20])+([.$B$4]*[.D20])+[.$C$10]" table:style-name="ce1">
            <text:p>2680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20]" table:style-name="ce1">
            <text:p>20000</text:p>
          </table:table-cell>
          <table:table-cell office:value-type="float" office:value="40000" table:formula="of:=[.H20]+[.I20]" table:style-name="ce1">
            <text:p>40000</text:p>
          </table:table-cell>
          <table:table-cell office:value-type="float" office:value="50832" table:formula="of:=([.E20]+[.F20])*0.18" table:style-name="ce1">
            <text:p>50832</text:p>
          </table:table-cell>
          <table:table-cell office:value-type="float" office:value="4000" table:formula="of:=[.J20]*0.1" table:style-name="ce1">
            <text:p>4000</text:p>
          </table:table-cell>
          <table:table-cell office:value-type="float" office:value="522400" table:formula="of:=[.E20]+[.F20]+[.J20]+[.$H$1]" table:style-name="ce1">
            <text:p>522400</text:p>
          </table:table-cell>
          <table:table-cell office:value-type="float" office:value="84832" table:formula="of:=[.G20]+[.K20]+[.L20]" table:style-name="ce1">
            <text:p>84832</text:p>
          </table:table-cell>
          <table:table-cell office:value-type="float" office:value="84832" table:formula="of:=[.G20]+[.K20]+[.L20]" table:style-name="ce1">
            <text:p>84832</text:p>
          </table:table-cell>
          <table:table-cell office:value-type="float" office:value="84832" table:formula="of:=[.G20]+[.K20]+[.L20]" table:style-name="ce1">
            <text:p>84832</text:p>
          </table:table-cell>
          <table:table-cell office:value-type="float" office:value="84832" table:formula="of:=[.G20]+[.K20]+[.L20]" table:style-name="ce1">
            <text:p>84832</text:p>
          </table:table-cell>
          <table:table-cell office:value-type="float" office:value="861728" table:formula="of:=SUM([.M20:.Q20])" table:style-name="ce1">
            <text:p>8617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450" table:formula="of:=[.D20]+50" table:style-name="ce1">
            <text:p>450</text:p>
          </table:table-cell>
          <table:table-cell office:value-type="float" office:value="295500" table:formula="of:=([.$B$2]*[.D21])+([.$B$3]*[.D21])+([.$B$4]*[.D21])+[.$C$10]" table:style-name="ce1">
            <text:p>2955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21]" table:style-name="ce1">
            <text:p>20000</text:p>
          </table:table-cell>
          <table:table-cell office:value-type="float" office:value="40000" table:formula="of:=[.H21]+[.I21]" table:style-name="ce1">
            <text:p>40000</text:p>
          </table:table-cell>
          <table:table-cell office:value-type="float" office:value="55782" table:formula="of:=([.E21]+[.F21])*0.18" table:style-name="ce1">
            <text:p>55782</text:p>
          </table:table-cell>
          <table:table-cell office:value-type="float" office:value="4000" table:formula="of:=[.J21]*0.1" table:style-name="ce1">
            <text:p>4000</text:p>
          </table:table-cell>
          <table:table-cell office:value-type="float" office:value="549900" table:formula="of:=[.E21]+[.F21]+[.J21]+[.$H$1]" table:style-name="ce1">
            <text:p>549900</text:p>
          </table:table-cell>
          <table:table-cell office:value-type="float" office:value="89782" table:formula="of:=[.G21]+[.K21]+[.L21]" table:style-name="ce1">
            <text:p>89782</text:p>
          </table:table-cell>
          <table:table-cell office:value-type="float" office:value="89782" table:formula="of:=[.G21]+[.K21]+[.L21]" table:style-name="ce1">
            <text:p>89782</text:p>
          </table:table-cell>
          <table:table-cell office:value-type="float" office:value="89782" table:formula="of:=[.G21]+[.K21]+[.L21]" table:style-name="ce1">
            <text:p>89782</text:p>
          </table:table-cell>
          <table:table-cell office:value-type="float" office:value="89782" table:formula="of:=[.G21]+[.K21]+[.L21]" table:style-name="ce1">
            <text:p>89782</text:p>
          </table:table-cell>
          <table:table-cell office:value-type="float" office:value="909028" table:formula="of:=SUM([.M21:.Q21])" table:style-name="ce1">
            <text:p>9090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500" table:formula="of:=[.D21]+50" table:style-name="ce1">
            <text:p>500</text:p>
          </table:table-cell>
          <table:table-cell office:value-type="float" office:value="323000" table:formula="of:=([.$B$2]*[.D22])+([.$B$3]*[.D22])+([.$B$4]*[.D22])+[.$C$10]" table:style-name="ce1">
            <text:p>3230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22]" table:style-name="ce1">
            <text:p>20000</text:p>
          </table:table-cell>
          <table:table-cell office:value-type="float" office:value="40000" table:formula="of:=[.H22]+[.I22]" table:style-name="ce1">
            <text:p>40000</text:p>
          </table:table-cell>
          <table:table-cell office:value-type="float" office:value="60732" table:formula="of:=([.E22]+[.F22])*0.18" table:style-name="ce1">
            <text:p>60732</text:p>
          </table:table-cell>
          <table:table-cell office:value-type="float" office:value="4000" table:formula="of:=[.J22]*0.1" table:style-name="ce1">
            <text:p>4000</text:p>
          </table:table-cell>
          <table:table-cell office:value-type="float" office:value="577400" table:formula="of:=[.E22]+[.F22]+[.J22]+[.$H$1]" table:style-name="ce1">
            <text:p>577400</text:p>
          </table:table-cell>
          <table:table-cell office:value-type="float" office:value="94732" table:formula="of:=[.G22]+[.K22]+[.L22]" table:style-name="ce1">
            <text:p>94732</text:p>
          </table:table-cell>
          <table:table-cell office:value-type="float" office:value="94732" table:formula="of:=[.G22]+[.K22]+[.L22]" table:style-name="ce1">
            <text:p>94732</text:p>
          </table:table-cell>
          <table:table-cell office:value-type="float" office:value="94732" table:formula="of:=[.G22]+[.K22]+[.L22]" table:style-name="ce1">
            <text:p>94732</text:p>
          </table:table-cell>
          <table:table-cell office:value-type="float" office:value="94732" table:formula="of:=[.G22]+[.K22]+[.L22]" table:style-name="ce1">
            <text:p>94732</text:p>
          </table:table-cell>
          <table:table-cell office:value-type="float" office:value="956328" table:formula="of:=SUM([.M22:.Q22])" table:style-name="ce1">
            <text:p>9563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550" table:formula="of:=[.D22]+50" table:style-name="ce1">
            <text:p>550</text:p>
          </table:table-cell>
          <table:table-cell office:value-type="float" office:value="350500" table:formula="of:=([.$B$2]*[.D23])+([.$B$3]*[.D23])+([.$B$4]*[.D23])+[.$C$10]" table:style-name="ce1">
            <text:p>3505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23]" table:style-name="ce1">
            <text:p>20000</text:p>
          </table:table-cell>
          <table:table-cell office:value-type="float" office:value="40000" table:formula="of:=[.H23]+[.I23]" table:style-name="ce1">
            <text:p>40000</text:p>
          </table:table-cell>
          <table:table-cell office:value-type="float" office:value="65682" table:formula="of:=([.E23]+[.F23])*0.18" table:style-name="ce1">
            <text:p>65682</text:p>
          </table:table-cell>
          <table:table-cell office:value-type="float" office:value="4000" table:formula="of:=[.J23]*0.1" table:style-name="ce1">
            <text:p>4000</text:p>
          </table:table-cell>
          <table:table-cell office:value-type="float" office:value="604900" table:formula="of:=[.E23]+[.F23]+[.J23]+[.$H$1]" table:style-name="ce1">
            <text:p>604900</text:p>
          </table:table-cell>
          <table:table-cell office:value-type="float" office:value="99682" table:formula="of:=[.G23]+[.K23]+[.L23]" table:style-name="ce1">
            <text:p>99682</text:p>
          </table:table-cell>
          <table:table-cell office:value-type="float" office:value="99682" table:formula="of:=[.G23]+[.K23]+[.L23]" table:style-name="ce1">
            <text:p>99682</text:p>
          </table:table-cell>
          <table:table-cell office:value-type="float" office:value="99682" table:formula="of:=[.G23]+[.K23]+[.L23]" table:style-name="ce1">
            <text:p>99682</text:p>
          </table:table-cell>
          <table:table-cell office:value-type="float" office:value="99682" table:formula="of:=[.G23]+[.K23]+[.L23]" table:style-name="ce1">
            <text:p>99682</text:p>
          </table:table-cell>
          <table:table-cell office:value-type="float" office:value="1003628" table:formula="of:=SUM([.M23:.Q23])" table:style-name="ce1">
            <text:p>10036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00" table:formula="of:=[.D23]+50" table:style-name="ce1">
            <text:p>600</text:p>
          </table:table-cell>
          <table:table-cell office:value-type="float" office:value="378000" table:formula="of:=([.$B$2]*[.D24])+([.$B$3]*[.D24])+([.$B$4]*[.D24])+[.$C$10]" table:style-name="ce1">
            <text:p>378000</text:p>
          </table:table-cell>
          <table:table-cell office:value-type="float" office:value="14400" table:formula="of:=(30/100)*[.$C$10]" table:style-name="ce1">
            <text:p>144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20000" table:formula="of:=[.$P$2]*4" table:style-name="ce1">
            <text:p>20000</text:p>
          </table:table-cell>
          <table:table-cell office:value-type="float" office:value="20000" table:formula="of:=[.H24]" table:style-name="ce1">
            <text:p>20000</text:p>
          </table:table-cell>
          <table:table-cell office:value-type="float" office:value="40000" table:formula="of:=[.H24]+[.I24]" table:style-name="ce1">
            <text:p>40000</text:p>
          </table:table-cell>
          <table:table-cell office:value-type="float" office:value="70632" table:formula="of:=([.E24]+[.F24])*0.18" table:style-name="ce1">
            <text:p>70632</text:p>
          </table:table-cell>
          <table:table-cell office:value-type="float" office:value="4000" table:formula="of:=[.J24]*0.1" table:style-name="ce1">
            <text:p>4000</text:p>
          </table:table-cell>
          <table:table-cell office:value-type="float" office:value="632400" table:formula="of:=[.E24]+[.F24]+[.J24]+[.$H$1]" table:style-name="ce1">
            <text:p>632400</text:p>
          </table:table-cell>
          <table:table-cell office:value-type="float" office:value="104632" table:formula="of:=[.G24]+[.K24]+[.L24]" table:style-name="ce1">
            <text:p>104632</text:p>
          </table:table-cell>
          <table:table-cell office:value-type="float" office:value="104632" table:formula="of:=[.G24]+[.K24]+[.L24]" table:style-name="ce1">
            <text:p>104632</text:p>
          </table:table-cell>
          <table:table-cell office:value-type="float" office:value="104632" table:formula="of:=[.G24]+[.K24]+[.L24]" table:style-name="ce1">
            <text:p>104632</text:p>
          </table:table-cell>
          <table:table-cell office:value-type="float" office:value="104632" table:formula="of:=[.G24]+[.K24]+[.L24]" table:style-name="ce1">
            <text:p>104632</text:p>
          </table:table-cell>
          <table:table-cell office:value-type="float" office:value="1050928" table:formula="of:=SUM([.M24:.Q24])" table:style-name="ce1">
            <text:p>1050928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650" table:formula="of:=[.D24]+50" table:style-name="ce1">
            <text:p>650</text:p>
          </table:table-cell>
          <table:table-cell office:value-type="float" office:value="453500" table:formula="of:=([.$B$2]*[.D25])+([.$B$3]*[.D25])+([.$B$4]*[.D25])+[.$C$11]" table:style-name="ce1">
            <text:p>4535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25]" table:style-name="ce1">
            <text:p>40000</text:p>
          </table:table-cell>
          <table:table-cell office:value-type="float" office:value="80000" table:formula="of:=[.H25]+[.I25]" table:style-name="ce1">
            <text:p>80000</text:p>
          </table:table-cell>
          <table:table-cell office:value-type="float" office:value="86814" table:formula="of:=([.E25]+[.F25])*0.18" table:style-name="ce1">
            <text:p>86814</text:p>
          </table:table-cell>
          <table:table-cell office:value-type="float" office:value="8000" table:formula="of:=[.J25]*0.1" table:style-name="ce1">
            <text:p>8000</text:p>
          </table:table-cell>
          <table:table-cell office:value-type="float" office:value="762300" table:formula="of:=[.E25]+[.F25]+[.J25]+[.$H$1]" table:style-name="ce1">
            <text:p>762300</text:p>
          </table:table-cell>
          <table:table-cell office:value-type="float" office:value="124814" table:formula="of:=[.G25]+[.K25]+[.L25]" table:style-name="ce1">
            <text:p>124814</text:p>
          </table:table-cell>
          <table:table-cell office:value-type="float" office:value="124814" table:formula="of:=[.G25]+[.K25]+[.L25]" table:style-name="ce1">
            <text:p>124814</text:p>
          </table:table-cell>
          <table:table-cell office:value-type="float" office:value="124814" table:formula="of:=[.G25]+[.K25]+[.L25]" table:style-name="ce1">
            <text:p>124814</text:p>
          </table:table-cell>
          <table:table-cell office:value-type="float" office:value="124814" table:formula="of:=[.G25]+[.K25]+[.L25]" table:style-name="ce1">
            <text:p>124814</text:p>
          </table:table-cell>
          <table:table-cell office:value-type="float" office:value="1261556" table:formula="of:=SUM([.M25:.Q25])" table:style-name="ce1">
            <text:p>12615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00" table:formula="of:=[.D25]+50" table:style-name="ce1">
            <text:p>700</text:p>
          </table:table-cell>
          <table:table-cell office:value-type="float" office:value="481000" table:formula="of:=([.$B$2]*[.D26])+([.$B$3]*[.D26])+([.$B$4]*[.D26])+[.$C$11]" table:style-name="ce1">
            <text:p>4810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26]" table:style-name="ce1">
            <text:p>40000</text:p>
          </table:table-cell>
          <table:table-cell office:value-type="float" office:value="80000" table:formula="of:=[.H26]+[.I26]" table:style-name="ce1">
            <text:p>80000</text:p>
          </table:table-cell>
          <table:table-cell office:value-type="float" office:value="91764" table:formula="of:=([.E26]+[.F26])*0.18" table:style-name="ce1">
            <text:p>91764</text:p>
          </table:table-cell>
          <table:table-cell office:value-type="float" office:value="8000" table:formula="of:=[.J26]*0.1" table:style-name="ce1">
            <text:p>8000</text:p>
          </table:table-cell>
          <table:table-cell office:value-type="float" office:value="789800" table:formula="of:=[.E26]+[.F26]+[.J26]+[.$H$1]" table:style-name="ce1">
            <text:p>789800</text:p>
          </table:table-cell>
          <table:table-cell office:value-type="float" office:value="129764" table:formula="of:=[.G26]+[.K26]+[.L26]" table:style-name="ce1">
            <text:p>129764</text:p>
          </table:table-cell>
          <table:table-cell office:value-type="float" office:value="129764" table:formula="of:=[.G26]+[.K26]+[.L26]" table:style-name="ce1">
            <text:p>129764</text:p>
          </table:table-cell>
          <table:table-cell office:value-type="float" office:value="129764" table:formula="of:=[.G26]+[.K26]+[.L26]" table:style-name="ce1">
            <text:p>129764</text:p>
          </table:table-cell>
          <table:table-cell office:value-type="float" office:value="129764" table:formula="of:=[.G26]+[.K26]+[.L26]" table:style-name="ce1">
            <text:p>129764</text:p>
          </table:table-cell>
          <table:table-cell office:value-type="float" office:value="1308856" table:formula="of:=SUM([.M26:.Q26])" table:style-name="ce1">
            <text:p>13088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750" table:formula="of:=[.D26]+50" table:style-name="ce1">
            <text:p>750</text:p>
          </table:table-cell>
          <table:table-cell office:value-type="float" office:value="508500" table:formula="of:=([.$B$2]*[.D27])+([.$B$3]*[.D27])+([.$B$4]*[.D27])+[.$C$11]" table:style-name="ce1">
            <text:p>5085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27]" table:style-name="ce1">
            <text:p>40000</text:p>
          </table:table-cell>
          <table:table-cell office:value-type="float" office:value="80000" table:formula="of:=[.H27]+[.I27]" table:style-name="ce1">
            <text:p>80000</text:p>
          </table:table-cell>
          <table:table-cell office:value-type="float" office:value="96714" table:formula="of:=([.E27]+[.F27])*0.18" table:style-name="ce1">
            <text:p>96714</text:p>
          </table:table-cell>
          <table:table-cell office:value-type="float" office:value="8000" table:formula="of:=[.J27]*0.1" table:style-name="ce1">
            <text:p>8000</text:p>
          </table:table-cell>
          <table:table-cell office:value-type="float" office:value="817300" table:formula="of:=[.E27]+[.F27]+[.J27]+[.$H$1]" table:style-name="ce1">
            <text:p>817300</text:p>
          </table:table-cell>
          <table:table-cell office:value-type="float" office:value="134714" table:formula="of:=[.G27]+[.K27]+[.L27]" table:style-name="ce1">
            <text:p>134714</text:p>
          </table:table-cell>
          <table:table-cell office:value-type="float" office:value="134714" table:formula="of:=[.G27]+[.K27]+[.L27]" table:style-name="ce1">
            <text:p>134714</text:p>
          </table:table-cell>
          <table:table-cell office:value-type="float" office:value="134714" table:formula="of:=[.G27]+[.K27]+[.L27]" table:style-name="ce1">
            <text:p>134714</text:p>
          </table:table-cell>
          <table:table-cell office:value-type="float" office:value="134714" table:formula="of:=[.G27]+[.K27]+[.L27]" table:style-name="ce1">
            <text:p>134714</text:p>
          </table:table-cell>
          <table:table-cell office:value-type="float" office:value="1356156" table:formula="of:=SUM([.M27:.Q27])" table:style-name="ce1">
            <text:p>13561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00" table:formula="of:=[.D27]+50" table:style-name="ce1">
            <text:p>800</text:p>
          </table:table-cell>
          <table:table-cell office:value-type="float" office:value="536000" table:formula="of:=([.$B$2]*[.D28])+([.$B$3]*[.D28])+([.$B$4]*[.D28])+[.$C$11]" table:style-name="ce1">
            <text:p>5360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28]" table:style-name="ce1">
            <text:p>40000</text:p>
          </table:table-cell>
          <table:table-cell office:value-type="float" office:value="80000" table:formula="of:=[.H28]+[.I28]" table:style-name="ce1">
            <text:p>80000</text:p>
          </table:table-cell>
          <table:table-cell office:value-type="float" office:value="101664" table:formula="of:=([.E28]+[.F28])*0.18" table:style-name="ce1">
            <text:p>101664</text:p>
          </table:table-cell>
          <table:table-cell office:value-type="float" office:value="8000" table:formula="of:=[.J28]*0.1" table:style-name="ce1">
            <text:p>8000</text:p>
          </table:table-cell>
          <table:table-cell office:value-type="float" office:value="844800" table:formula="of:=[.E28]+[.F28]+[.J28]+[.$H$1]" table:style-name="ce1">
            <text:p>844800</text:p>
          </table:table-cell>
          <table:table-cell office:value-type="float" office:value="139664" table:formula="of:=[.G28]+[.K28]+[.L28]" table:style-name="ce1">
            <text:p>139664</text:p>
          </table:table-cell>
          <table:table-cell office:value-type="float" office:value="139664" table:formula="of:=[.G28]+[.K28]+[.L28]" table:style-name="ce1">
            <text:p>139664</text:p>
          </table:table-cell>
          <table:table-cell office:value-type="float" office:value="139664" table:formula="of:=[.G28]+[.K28]+[.L28]" table:style-name="ce1">
            <text:p>139664</text:p>
          </table:table-cell>
          <table:table-cell office:value-type="float" office:value="139664" table:formula="of:=[.G28]+[.K28]+[.L28]" table:style-name="ce1">
            <text:p>139664</text:p>
          </table:table-cell>
          <table:table-cell office:value-type="float" office:value="1403456" table:formula="of:=SUM([.M28:.Q28])" table:style-name="ce1">
            <text:p>14034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850" table:formula="of:=[.D28]+50" table:style-name="ce1">
            <text:p>850</text:p>
          </table:table-cell>
          <table:table-cell office:value-type="float" office:value="563500" table:formula="of:=([.$B$2]*[.D29])+([.$B$3]*[.D29])+([.$B$4]*[.D29])+[.$C$11]" table:style-name="ce1">
            <text:p>5635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29]" table:style-name="ce1">
            <text:p>40000</text:p>
          </table:table-cell>
          <table:table-cell office:value-type="float" office:value="80000" table:formula="of:=[.H29]+[.I29]" table:style-name="ce1">
            <text:p>80000</text:p>
          </table:table-cell>
          <table:table-cell office:value-type="float" office:value="106614" table:formula="of:=([.E29]+[.F29])*0.18" table:style-name="ce1">
            <text:p>106614</text:p>
          </table:table-cell>
          <table:table-cell office:value-type="float" office:value="8000" table:formula="of:=[.J29]*0.1" table:style-name="ce1">
            <text:p>8000</text:p>
          </table:table-cell>
          <table:table-cell office:value-type="float" office:value="872300" table:formula="of:=[.E29]+[.F29]+[.J29]+[.$H$1]" table:style-name="ce1">
            <text:p>872300</text:p>
          </table:table-cell>
          <table:table-cell office:value-type="float" office:value="144614" table:formula="of:=[.G29]+[.K29]+[.L29]" table:style-name="ce1">
            <text:p>144614</text:p>
          </table:table-cell>
          <table:table-cell office:value-type="float" office:value="144614" table:formula="of:=[.G29]+[.K29]+[.L29]" table:style-name="ce1">
            <text:p>144614</text:p>
          </table:table-cell>
          <table:table-cell office:value-type="float" office:value="144614" table:formula="of:=[.G29]+[.K29]+[.L29]" table:style-name="ce1">
            <text:p>144614</text:p>
          </table:table-cell>
          <table:table-cell office:value-type="float" office:value="144614" table:formula="of:=[.G29]+[.K29]+[.L29]" table:style-name="ce1">
            <text:p>144614</text:p>
          </table:table-cell>
          <table:table-cell office:value-type="float" office:value="1450756" table:formula="of:=SUM([.M29:.Q29])" table:style-name="ce1">
            <text:p>14507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00" table:formula="of:=[.D29]+50" table:style-name="ce1">
            <text:p>900</text:p>
          </table:table-cell>
          <table:table-cell office:value-type="float" office:value="591000" table:formula="of:=([.$B$2]*[.D30])+([.$B$3]*[.D30])+([.$B$4]*[.D30])+[.$C$11]" table:style-name="ce1">
            <text:p>5910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30]" table:style-name="ce1">
            <text:p>40000</text:p>
          </table:table-cell>
          <table:table-cell office:value-type="float" office:value="80000" table:formula="of:=[.H30]+[.I30]" table:style-name="ce1">
            <text:p>80000</text:p>
          </table:table-cell>
          <table:table-cell office:value-type="float" office:value="111564" table:formula="of:=([.E30]+[.F30])*0.18" table:style-name="ce1">
            <text:p>111564</text:p>
          </table:table-cell>
          <table:table-cell office:value-type="float" office:value="8000" table:formula="of:=[.J30]*0.1" table:style-name="ce1">
            <text:p>8000</text:p>
          </table:table-cell>
          <table:table-cell office:value-type="float" office:value="899800" table:formula="of:=[.E30]+[.F30]+[.J30]+[.$H$1]" table:style-name="ce1">
            <text:p>899800</text:p>
          </table:table-cell>
          <table:table-cell office:value-type="float" office:value="149564" table:formula="of:=[.G30]+[.K30]+[.L30]" table:style-name="ce1">
            <text:p>149564</text:p>
          </table:table-cell>
          <table:table-cell office:value-type="float" office:value="149564" table:formula="of:=[.G30]+[.K30]+[.L30]" table:style-name="ce1">
            <text:p>149564</text:p>
          </table:table-cell>
          <table:table-cell office:value-type="float" office:value="149564" table:formula="of:=[.G30]+[.K30]+[.L30]" table:style-name="ce1">
            <text:p>149564</text:p>
          </table:table-cell>
          <table:table-cell office:value-type="float" office:value="149564" table:formula="of:=[.G30]+[.K30]+[.L30]" table:style-name="ce1">
            <text:p>149564</text:p>
          </table:table-cell>
          <table:table-cell office:value-type="float" office:value="1498056" table:formula="of:=SUM([.M30:.Q30])" table:style-name="ce1">
            <text:p>14980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950" table:formula="of:=[.D30]+50" table:style-name="ce1">
            <text:p>950</text:p>
          </table:table-cell>
          <table:table-cell office:value-type="float" office:value="618500" table:formula="of:=([.$B$2]*[.D31])+([.$B$3]*[.D31])+([.$B$4]*[.D31])+[.$C$11]" table:style-name="ce1">
            <text:p>6185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31]" table:style-name="ce1">
            <text:p>40000</text:p>
          </table:table-cell>
          <table:table-cell office:value-type="float" office:value="80000" table:formula="of:=[.H31]+[.I31]" table:style-name="ce1">
            <text:p>80000</text:p>
          </table:table-cell>
          <table:table-cell office:value-type="float" office:value="116514" table:formula="of:=([.E31]+[.F31])*0.18" table:style-name="ce1">
            <text:p>116514</text:p>
          </table:table-cell>
          <table:table-cell office:value-type="float" office:value="8000" table:formula="of:=[.J31]*0.1" table:style-name="ce1">
            <text:p>8000</text:p>
          </table:table-cell>
          <table:table-cell office:value-type="float" office:value="927300" table:formula="of:=[.E31]+[.F31]+[.J31]+[.$H$1]" table:style-name="ce1">
            <text:p>927300</text:p>
          </table:table-cell>
          <table:table-cell office:value-type="float" office:value="154514" table:formula="of:=[.G31]+[.K31]+[.L31]" table:style-name="ce1">
            <text:p>154514</text:p>
          </table:table-cell>
          <table:table-cell office:value-type="float" office:value="154514" table:formula="of:=[.G31]+[.K31]+[.L31]" table:style-name="ce1">
            <text:p>154514</text:p>
          </table:table-cell>
          <table:table-cell office:value-type="float" office:value="154514" table:formula="of:=[.G31]+[.K31]+[.L31]" table:style-name="ce1">
            <text:p>154514</text:p>
          </table:table-cell>
          <table:table-cell office:value-type="float" office:value="154514" table:formula="of:=[.G31]+[.K31]+[.L31]" table:style-name="ce1">
            <text:p>154514</text:p>
          </table:table-cell>
          <table:table-cell office:value-type="float" office:value="1545356" table:formula="of:=SUM([.M31:.Q31])" table:style-name="ce1">
            <text:p>1545356</text:p>
          </table:table-cell>
          <table:table-cell table:number-columns-repeated="16366"/>
        </table:table-row>
        <table:table-row table:style-name="ro1">
          <table:table-cell table:number-columns-repeated="3"/>
          <table:table-cell office:value-type="float" office:value="1000" table:formula="of:=[.D31]+50" table:style-name="ce1">
            <text:p>1000</text:p>
          </table:table-cell>
          <table:table-cell office:value-type="float" office:value="646000" table:formula="of:=([.$B$2]*[.D32])+([.$B$3]*[.D32])+([.$B$4]*[.D32])+[.$C$11]" table:style-name="ce1">
            <text:p>646000</text:p>
          </table:table-cell>
          <table:table-cell office:value-type="float" office:value="28800" table:formula="of:=(30/100)*[.$C$11]" table:style-name="ce1">
            <text:p>28800</text:p>
          </table:table-cell>
          <table:table-cell office:value-type="float" office:value="30000" table:formula="of:=(15/100)*[.$H$1]" table:style-name="ce1">
            <text:p>30000</text:p>
          </table:table-cell>
          <table:table-cell office:value-type="float" office:value="40000" table:formula="of:=[.$P$2]*8" table:style-name="ce1">
            <text:p>40000</text:p>
          </table:table-cell>
          <table:table-cell office:value-type="float" office:value="40000" table:formula="of:=[.H32]" table:style-name="ce1">
            <text:p>40000</text:p>
          </table:table-cell>
          <table:table-cell office:value-type="float" office:value="80000" table:formula="of:=[.H32]+[.I32]" table:style-name="ce1">
            <text:p>80000</text:p>
          </table:table-cell>
          <table:table-cell office:value-type="float" office:value="121464" table:formula="of:=([.E32]+[.F32])*0.18" table:style-name="ce1">
            <text:p>121464</text:p>
          </table:table-cell>
          <table:table-cell office:value-type="float" office:value="8000" table:formula="of:=[.J32]*0.1" table:style-name="ce1">
            <text:p>8000</text:p>
          </table:table-cell>
          <table:table-cell office:value-type="float" office:value="954800" table:formula="of:=[.E32]+[.F32]+[.J32]+[.$H$1]" table:style-name="ce1">
            <text:p>954800</text:p>
          </table:table-cell>
          <table:table-cell office:value-type="float" office:value="159464" table:formula="of:=[.G32]+[.K32]+[.L32]" table:style-name="ce1">
            <text:p>159464</text:p>
          </table:table-cell>
          <table:table-cell office:value-type="float" office:value="159464" table:formula="of:=[.G32]+[.K32]+[.L32]" table:style-name="ce1">
            <text:p>159464</text:p>
          </table:table-cell>
          <table:table-cell office:value-type="float" office:value="159464" table:formula="of:=[.G32]+[.K32]+[.L32]" table:style-name="ce1">
            <text:p>159464</text:p>
          </table:table-cell>
          <table:table-cell office:value-type="float" office:value="159464" table:formula="of:=[.G32]+[.K32]+[.L32]" table:style-name="ce1">
            <text:p>159464</text:p>
          </table:table-cell>
          <table:table-cell office:value-type="float" office:value="1592656" table:formula="of:=SUM([.M32:.Q32])" table:style-name="ce1">
            <text:p>1592656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number-columns-repeated="2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1">
            <text:p>PRODUCT B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5"/>
          <table:table-cell office:value-type="string" table:style-name="ce6">
            <text:p>NO OF USERS</text:p>
          </table:table-cell>
          <table:table-cell office:value-type="string" table:style-name="ce6">
            <text:p>LICENSE FEE</text:p>
          </table:table-cell>
          <table:table-cell office:value-type="string" table:style-name="ce6">
            <text:p>SUBSCRIPTION FEE</text:p>
          </table:table-cell>
          <table:table-cell office:value-type="string" table:style-name="ce6">
            <text:p>YEAR 1</text:p>
          </table:table-cell>
          <table:table-cell office:value-type="string" table:style-name="ce6">
            <text:p>YEAR 2</text:p>
          </table:table-cell>
          <table:table-cell office:value-type="string" table:style-name="ce6">
            <text:p>YEAR 3</text:p>
          </table:table-cell>
          <table:table-cell office:value-type="string" table:style-name="ce6">
            <text:p>YEAR 4</text:p>
          </table:table-cell>
          <table:table-cell office:value-type="string" table:style-name="ce6">
            <text:p>YEAR 5</text:p>
          </table:table-cell>
          <table:table-cell office:value-type="string" table:style-name="ce6">
            <text:p>TCO</text:p>
          </table:table-cell>
          <table:table-cell table:number-columns-repeated="16370" table:style-name="ce5"/>
        </table:table-row>
        <table:table-row table:style-name="ro1">
          <table:table-cell table:number-columns-repeated="5"/>
          <table:table-cell office:value-type="float" office:value="100" table:style-name="ce1">
            <text:p>100</text:p>
          </table:table-cell>
          <table:table-cell office:value-type="float" office:value="35000" table:formula="of:=[.F37]*350" table:style-name="ce1">
            <text:p>35000</text:p>
          </table:table-cell>
          <table:table-cell office:value-type="float" office:value="30000" table:formula="of:=[.F37]*300" table:style-name="ce1">
            <text:p>30000</text:p>
          </table:table-cell>
          <table:table-cell office:value-type="float" office:value="65000" table:formula="of:=[.G37]+[.H37]" table:style-name="ce1">
            <text:p>65000</text:p>
          </table:table-cell>
          <table:table-cell office:value-type="float" office:value="30000" table:formula="of:=[.H37]" table:style-name="ce1">
            <text:p>30000</text:p>
          </table:table-cell>
          <table:table-cell office:value-type="float" office:value="30000" table:formula="of:=[.H37]" table:style-name="ce1">
            <text:p>30000</text:p>
          </table:table-cell>
          <table:table-cell office:value-type="float" office:value="30000" table:formula="of:=[.H37]" table:style-name="ce1">
            <text:p>30000</text:p>
          </table:table-cell>
          <table:table-cell office:value-type="float" office:value="30000" table:formula="of:=[.H37]" table:style-name="ce1">
            <text:p>30000</text:p>
          </table:table-cell>
          <table:table-cell office:value-type="float" office:value="185000" table:formula="of:=SUM([.I37:.M37])" table:style-name="ce1">
            <text:p>185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150" table:formula="of:=[.F37]+50" table:style-name="ce1">
            <text:p>150</text:p>
          </table:table-cell>
          <table:table-cell office:value-type="float" office:value="52500" table:formula="of:=[.F38]*350" table:style-name="ce1">
            <text:p>52500</text:p>
          </table:table-cell>
          <table:table-cell office:value-type="float" office:value="45000" table:formula="of:=[.F38]*300" table:style-name="ce1">
            <text:p>45000</text:p>
          </table:table-cell>
          <table:table-cell office:value-type="float" office:value="97500" table:formula="of:=[.G38]+[.H38]" table:style-name="ce1">
            <text:p>97500</text:p>
          </table:table-cell>
          <table:table-cell office:value-type="float" office:value="45000" table:formula="of:=[.H38]" table:style-name="ce1">
            <text:p>45000</text:p>
          </table:table-cell>
          <table:table-cell office:value-type="float" office:value="45000" table:formula="of:=[.H38]" table:style-name="ce1">
            <text:p>45000</text:p>
          </table:table-cell>
          <table:table-cell office:value-type="float" office:value="45000" table:formula="of:=[.H38]" table:style-name="ce1">
            <text:p>45000</text:p>
          </table:table-cell>
          <table:table-cell office:value-type="float" office:value="45000" table:formula="of:=[.H38]" table:style-name="ce1">
            <text:p>45000</text:p>
          </table:table-cell>
          <table:table-cell office:value-type="float" office:value="277500" table:formula="of:=SUM([.I38:.M38])" table:style-name="ce1">
            <text:p>2775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00" table:formula="of:=[.F38]+50" table:style-name="ce1">
            <text:p>200</text:p>
          </table:table-cell>
          <table:table-cell office:value-type="float" office:value="70000" table:formula="of:=[.F39]*350" table:style-name="ce1">
            <text:p>70000</text:p>
          </table:table-cell>
          <table:table-cell office:value-type="float" office:value="60000" table:formula="of:=[.F39]*300" table:style-name="ce1">
            <text:p>60000</text:p>
          </table:table-cell>
          <table:table-cell office:value-type="float" office:value="130000" table:formula="of:=[.G39]+[.H39]" table:style-name="ce1">
            <text:p>130000</text:p>
          </table:table-cell>
          <table:table-cell office:value-type="float" office:value="60000" table:formula="of:=[.H39]" table:style-name="ce1">
            <text:p>60000</text:p>
          </table:table-cell>
          <table:table-cell office:value-type="float" office:value="60000" table:formula="of:=[.H39]" table:style-name="ce1">
            <text:p>60000</text:p>
          </table:table-cell>
          <table:table-cell office:value-type="float" office:value="60000" table:formula="of:=[.H39]" table:style-name="ce1">
            <text:p>60000</text:p>
          </table:table-cell>
          <table:table-cell office:value-type="float" office:value="60000" table:formula="of:=[.H39]" table:style-name="ce1">
            <text:p>60000</text:p>
          </table:table-cell>
          <table:table-cell office:value-type="float" office:value="370000" table:formula="of:=SUM([.I39:.M39])" table:style-name="ce1">
            <text:p>370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250" table:formula="of:=[.F39]+50" table:style-name="ce1">
            <text:p>250</text:p>
          </table:table-cell>
          <table:table-cell office:value-type="float" office:value="87500" table:formula="of:=[.F40]*350" table:style-name="ce1">
            <text:p>87500</text:p>
          </table:table-cell>
          <table:table-cell office:value-type="float" office:value="75000" table:formula="of:=[.F40]*300" table:style-name="ce1">
            <text:p>75000</text:p>
          </table:table-cell>
          <table:table-cell office:value-type="float" office:value="162500" table:formula="of:=[.G40]+[.H40]" table:style-name="ce1">
            <text:p>162500</text:p>
          </table:table-cell>
          <table:table-cell office:value-type="float" office:value="75000" table:formula="of:=[.H40]" table:style-name="ce1">
            <text:p>75000</text:p>
          </table:table-cell>
          <table:table-cell office:value-type="float" office:value="75000" table:formula="of:=[.H40]" table:style-name="ce1">
            <text:p>75000</text:p>
          </table:table-cell>
          <table:table-cell office:value-type="float" office:value="75000" table:formula="of:=[.H40]" table:style-name="ce1">
            <text:p>75000</text:p>
          </table:table-cell>
          <table:table-cell office:value-type="float" office:value="75000" table:formula="of:=[.H40]" table:style-name="ce1">
            <text:p>75000</text:p>
          </table:table-cell>
          <table:table-cell office:value-type="float" office:value="462500" table:formula="of:=SUM([.I40:.M40])" table:style-name="ce1">
            <text:p>4625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300" table:formula="of:=[.F40]+50" table:style-name="ce1">
            <text:p>300</text:p>
          </table:table-cell>
          <table:table-cell office:value-type="float" office:value="105000" table:formula="of:=[.F41]*350" table:style-name="ce1">
            <text:p>105000</text:p>
          </table:table-cell>
          <table:table-cell office:value-type="float" office:value="90000" table:formula="of:=[.F41]*300" table:style-name="ce1">
            <text:p>90000</text:p>
          </table:table-cell>
          <table:table-cell office:value-type="float" office:value="195000" table:formula="of:=[.G41]+[.H41]" table:style-name="ce1">
            <text:p>195000</text:p>
          </table:table-cell>
          <table:table-cell office:value-type="float" office:value="90000" table:formula="of:=[.H41]" table:style-name="ce1">
            <text:p>90000</text:p>
          </table:table-cell>
          <table:table-cell office:value-type="float" office:value="90000" table:formula="of:=[.H41]" table:style-name="ce1">
            <text:p>90000</text:p>
          </table:table-cell>
          <table:table-cell office:value-type="float" office:value="90000" table:formula="of:=[.H41]" table:style-name="ce1">
            <text:p>90000</text:p>
          </table:table-cell>
          <table:table-cell office:value-type="float" office:value="90000" table:formula="of:=[.H41]" table:style-name="ce1">
            <text:p>90000</text:p>
          </table:table-cell>
          <table:table-cell office:value-type="float" office:value="555000" table:formula="of:=SUM([.I41:.M41])" table:style-name="ce1">
            <text:p>555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350" table:formula="of:=[.F41]+50" table:style-name="ce1">
            <text:p>350</text:p>
          </table:table-cell>
          <table:table-cell office:value-type="float" office:value="122500" table:formula="of:=[.F42]*350" table:style-name="ce1">
            <text:p>122500</text:p>
          </table:table-cell>
          <table:table-cell office:value-type="float" office:value="105000" table:formula="of:=[.F42]*300" table:style-name="ce1">
            <text:p>105000</text:p>
          </table:table-cell>
          <table:table-cell office:value-type="float" office:value="227500" table:formula="of:=[.G42]+[.H42]" table:style-name="ce1">
            <text:p>227500</text:p>
          </table:table-cell>
          <table:table-cell office:value-type="float" office:value="105000" table:formula="of:=[.H42]" table:style-name="ce1">
            <text:p>105000</text:p>
          </table:table-cell>
          <table:table-cell office:value-type="float" office:value="105000" table:formula="of:=[.H42]" table:style-name="ce1">
            <text:p>105000</text:p>
          </table:table-cell>
          <table:table-cell office:value-type="float" office:value="105000" table:formula="of:=[.H42]" table:style-name="ce1">
            <text:p>105000</text:p>
          </table:table-cell>
          <table:table-cell office:value-type="float" office:value="105000" table:formula="of:=[.H42]" table:style-name="ce1">
            <text:p>105000</text:p>
          </table:table-cell>
          <table:table-cell office:value-type="float" office:value="647500" table:formula="of:=SUM([.I42:.M42])" table:style-name="ce1">
            <text:p>6475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400" table:formula="of:=[.F42]+50" table:style-name="ce1">
            <text:p>400</text:p>
          </table:table-cell>
          <table:table-cell office:value-type="float" office:value="140000" table:formula="of:=[.F43]*350" table:style-name="ce1">
            <text:p>140000</text:p>
          </table:table-cell>
          <table:table-cell office:value-type="float" office:value="120000" table:formula="of:=[.F43]*300" table:style-name="ce1">
            <text:p>120000</text:p>
          </table:table-cell>
          <table:table-cell office:value-type="float" office:value="260000" table:formula="of:=[.G43]+[.H43]" table:style-name="ce1">
            <text:p>260000</text:p>
          </table:table-cell>
          <table:table-cell office:value-type="float" office:value="120000" table:formula="of:=[.H43]" table:style-name="ce1">
            <text:p>120000</text:p>
          </table:table-cell>
          <table:table-cell office:value-type="float" office:value="120000" table:formula="of:=[.H43]" table:style-name="ce1">
            <text:p>120000</text:p>
          </table:table-cell>
          <table:table-cell office:value-type="float" office:value="120000" table:formula="of:=[.H43]" table:style-name="ce1">
            <text:p>120000</text:p>
          </table:table-cell>
          <table:table-cell office:value-type="float" office:value="120000" table:formula="of:=[.H43]" table:style-name="ce1">
            <text:p>120000</text:p>
          </table:table-cell>
          <table:table-cell office:value-type="float" office:value="740000" table:formula="of:=SUM([.I43:.M43])" table:style-name="ce1">
            <text:p>740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450" table:formula="of:=[.F43]+50" table:style-name="ce1">
            <text:p>450</text:p>
          </table:table-cell>
          <table:table-cell office:value-type="float" office:value="157500" table:formula="of:=[.F44]*350" table:style-name="ce1">
            <text:p>157500</text:p>
          </table:table-cell>
          <table:table-cell office:value-type="float" office:value="135000" table:formula="of:=[.F44]*300" table:style-name="ce1">
            <text:p>135000</text:p>
          </table:table-cell>
          <table:table-cell office:value-type="float" office:value="292500" table:formula="of:=[.G44]+[.H44]" table:style-name="ce1">
            <text:p>292500</text:p>
          </table:table-cell>
          <table:table-cell office:value-type="float" office:value="135000" table:formula="of:=[.H44]" table:style-name="ce1">
            <text:p>135000</text:p>
          </table:table-cell>
          <table:table-cell office:value-type="float" office:value="135000" table:formula="of:=[.H44]" table:style-name="ce1">
            <text:p>135000</text:p>
          </table:table-cell>
          <table:table-cell office:value-type="float" office:value="135000" table:formula="of:=[.H44]" table:style-name="ce1">
            <text:p>135000</text:p>
          </table:table-cell>
          <table:table-cell office:value-type="float" office:value="135000" table:formula="of:=[.H44]" table:style-name="ce1">
            <text:p>135000</text:p>
          </table:table-cell>
          <table:table-cell office:value-type="float" office:value="832500" table:formula="of:=SUM([.I44:.M44])" table:style-name="ce1">
            <text:p>8325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500" table:formula="of:=[.F44]+50" table:style-name="ce1">
            <text:p>500</text:p>
          </table:table-cell>
          <table:table-cell office:value-type="float" office:value="175000" table:formula="of:=[.F45]*350" table:style-name="ce1">
            <text:p>175000</text:p>
          </table:table-cell>
          <table:table-cell office:value-type="float" office:value="150000" table:formula="of:=[.F45]*300" table:style-name="ce1">
            <text:p>150000</text:p>
          </table:table-cell>
          <table:table-cell office:value-type="float" office:value="325000" table:formula="of:=[.G45]+[.H45]" table:style-name="ce1">
            <text:p>325000</text:p>
          </table:table-cell>
          <table:table-cell office:value-type="float" office:value="150000" table:formula="of:=[.H45]" table:style-name="ce1">
            <text:p>150000</text:p>
          </table:table-cell>
          <table:table-cell office:value-type="float" office:value="150000" table:formula="of:=[.H45]" table:style-name="ce1">
            <text:p>150000</text:p>
          </table:table-cell>
          <table:table-cell office:value-type="float" office:value="150000" table:formula="of:=[.H45]" table:style-name="ce1">
            <text:p>150000</text:p>
          </table:table-cell>
          <table:table-cell office:value-type="float" office:value="150000" table:formula="of:=[.H45]" table:style-name="ce1">
            <text:p>150000</text:p>
          </table:table-cell>
          <table:table-cell office:value-type="float" office:value="925000" table:formula="of:=SUM([.I45:.M45])" table:style-name="ce1">
            <text:p>925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550" table:formula="of:=[.F45]+50" table:style-name="ce1">
            <text:p>550</text:p>
          </table:table-cell>
          <table:table-cell office:value-type="float" office:value="192500" table:formula="of:=[.F46]*350" table:style-name="ce1">
            <text:p>192500</text:p>
          </table:table-cell>
          <table:table-cell office:value-type="float" office:value="165000" table:formula="of:=[.F46]*300" table:style-name="ce1">
            <text:p>165000</text:p>
          </table:table-cell>
          <table:table-cell office:value-type="float" office:value="357500" table:formula="of:=[.G46]+[.H46]" table:style-name="ce1">
            <text:p>357500</text:p>
          </table:table-cell>
          <table:table-cell office:value-type="float" office:value="165000" table:formula="of:=[.H46]" table:style-name="ce1">
            <text:p>165000</text:p>
          </table:table-cell>
          <table:table-cell office:value-type="float" office:value="165000" table:formula="of:=[.H46]" table:style-name="ce1">
            <text:p>165000</text:p>
          </table:table-cell>
          <table:table-cell office:value-type="float" office:value="165000" table:formula="of:=[.H46]" table:style-name="ce1">
            <text:p>165000</text:p>
          </table:table-cell>
          <table:table-cell office:value-type="float" office:value="165000" table:formula="of:=[.H46]" table:style-name="ce1">
            <text:p>165000</text:p>
          </table:table-cell>
          <table:table-cell office:value-type="float" office:value="1017500" table:formula="of:=SUM([.I46:.M46])" table:style-name="ce1">
            <text:p>10175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600" table:formula="of:=[.F46]+50" table:style-name="ce1">
            <text:p>600</text:p>
          </table:table-cell>
          <table:table-cell office:value-type="float" office:value="210000" table:formula="of:=[.F47]*350" table:style-name="ce1">
            <text:p>210000</text:p>
          </table:table-cell>
          <table:table-cell office:value-type="float" office:value="180000" table:formula="of:=[.F47]*300" table:style-name="ce1">
            <text:p>180000</text:p>
          </table:table-cell>
          <table:table-cell office:value-type="float" office:value="390000" table:formula="of:=[.G47]+[.H47]" table:style-name="ce1">
            <text:p>390000</text:p>
          </table:table-cell>
          <table:table-cell office:value-type="float" office:value="180000" table:formula="of:=[.H47]" table:style-name="ce1">
            <text:p>180000</text:p>
          </table:table-cell>
          <table:table-cell office:value-type="float" office:value="180000" table:formula="of:=[.H47]" table:style-name="ce1">
            <text:p>180000</text:p>
          </table:table-cell>
          <table:table-cell office:value-type="float" office:value="180000" table:formula="of:=[.H47]" table:style-name="ce1">
            <text:p>180000</text:p>
          </table:table-cell>
          <table:table-cell office:value-type="float" office:value="180000" table:formula="of:=[.H47]" table:style-name="ce1">
            <text:p>180000</text:p>
          </table:table-cell>
          <table:table-cell office:value-type="float" office:value="1110000" table:formula="of:=SUM([.I47:.M47])" table:style-name="ce1">
            <text:p>1110000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float" office:value="650" table:formula="of:=[.F47]+50" table:style-name="ce1">
            <text:p>650</text:p>
          </table:table-cell>
          <table:table-cell office:value-type="float" office:value="227500" table:formula="of:=[.F48]*350" table:style-name="ce1">
            <text:p>227500</text:p>
          </table:table-cell>
          <table:table-cell office:value-type="float" office:value="195000" table:formula="of:=[.F48]*300" table:style-name="ce1">
            <text:p>195000</text:p>
          </table:table-cell>
          <table:table-cell office:value-type="float" office:value="422500" table:formula="of:=[.G48]+[.H48]" table:style-name="ce1">
            <text:p>422500</text:p>
          </table:table-cell>
          <table:table-cell office:value-type="float" office:value="195000" table:formula="of:=[.H48]" table:style-name="ce1">
            <text:p>195000</text:p>
          </table:table-cell>
          <table:table-cell office:value-type="float" office:value="195000" table:formula="of:=[.H48]" table:style-name="ce1">
            <text:p>195000</text:p>
          </table:table-cell>
          <table:table-cell office:value-type="float" office:value="195000" table:formula="of:=[.H48]" table:style-name="ce1">
            <text:p>195000</text:p>
          </table:table-cell>
          <table:table-cell office:value-type="float" office:value="195000" table:formula="of:=[.H48]" table:style-name="ce1">
            <text:p>195000</text:p>
          </table:table-cell>
          <table:table-cell office:value-type="float" office:value="1202500" table:formula="of:=SUM([.I48:.M48])" table:style-name="ce1">
            <text:p>1202500</text:p>
          </table:table-cell>
          <table:table-cell table:number-columns-repeated="16370"/>
        </table:table-row>
        <table:table-row table:style-name="ro1">
          <table:table-cell table:number-columns-repeated="5" table:style-name="ce1"/>
          <table:table-cell office:value-type="float" office:value="700" table:formula="of:=[.F48]+50" table:style-name="ce1">
            <text:p>700</text:p>
          </table:table-cell>
          <table:table-cell office:value-type="float" office:value="245000" table:formula="of:=[.F49]*350" table:style-name="ce1">
            <text:p>245000</text:p>
          </table:table-cell>
          <table:table-cell office:value-type="float" office:value="210000" table:formula="of:=[.F49]*300" table:style-name="ce1">
            <text:p>210000</text:p>
          </table:table-cell>
          <table:table-cell office:value-type="float" office:value="455000" table:formula="of:=[.G49]+[.H49]" table:style-name="ce1">
            <text:p>455000</text:p>
          </table:table-cell>
          <table:table-cell office:value-type="float" office:value="210000" table:formula="of:=[.H49]" table:style-name="ce1">
            <text:p>210000</text:p>
          </table:table-cell>
          <table:table-cell office:value-type="float" office:value="210000" table:formula="of:=[.H49]" table:style-name="ce1">
            <text:p>210000</text:p>
          </table:table-cell>
          <table:table-cell office:value-type="float" office:value="210000" table:formula="of:=[.H49]" table:style-name="ce1">
            <text:p>210000</text:p>
          </table:table-cell>
          <table:table-cell office:value-type="float" office:value="210000" table:formula="of:=[.H49]" table:style-name="ce1">
            <text:p>210000</text:p>
          </table:table-cell>
          <table:table-cell office:value-type="float" office:value="1295000" table:formula="of:=SUM([.I49:.M49])" table:style-name="ce1">
            <text:p>12950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750" table:formula="of:=[.F49]+50" table:style-name="ce1">
            <text:p>750</text:p>
          </table:table-cell>
          <table:table-cell office:value-type="float" office:value="262500" table:formula="of:=[.F50]*350" table:style-name="ce1">
            <text:p>262500</text:p>
          </table:table-cell>
          <table:table-cell office:value-type="float" office:value="225000" table:formula="of:=[.F50]*300" table:style-name="ce1">
            <text:p>225000</text:p>
          </table:table-cell>
          <table:table-cell office:value-type="float" office:value="487500" table:formula="of:=[.G50]+[.H50]" table:style-name="ce1">
            <text:p>487500</text:p>
          </table:table-cell>
          <table:table-cell office:value-type="float" office:value="225000" table:formula="of:=[.H50]" table:style-name="ce1">
            <text:p>225000</text:p>
          </table:table-cell>
          <table:table-cell office:value-type="float" office:value="225000" table:formula="of:=[.H50]" table:style-name="ce1">
            <text:p>225000</text:p>
          </table:table-cell>
          <table:table-cell office:value-type="float" office:value="225000" table:formula="of:=[.H50]" table:style-name="ce1">
            <text:p>225000</text:p>
          </table:table-cell>
          <table:table-cell office:value-type="float" office:value="225000" table:formula="of:=[.H50]" table:style-name="ce1">
            <text:p>225000</text:p>
          </table:table-cell>
          <table:table-cell office:value-type="float" office:value="1387500" table:formula="of:=SUM([.I50:.M50])" table:style-name="ce1">
            <text:p>13875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800" table:formula="of:=[.F50]+50" table:style-name="ce1">
            <text:p>800</text:p>
          </table:table-cell>
          <table:table-cell office:value-type="float" office:value="280000" table:formula="of:=[.F51]*350" table:style-name="ce1">
            <text:p>280000</text:p>
          </table:table-cell>
          <table:table-cell office:value-type="float" office:value="240000" table:formula="of:=[.F51]*300" table:style-name="ce1">
            <text:p>240000</text:p>
          </table:table-cell>
          <table:table-cell office:value-type="float" office:value="520000" table:formula="of:=[.G51]+[.H51]" table:style-name="ce1">
            <text:p>520000</text:p>
          </table:table-cell>
          <table:table-cell office:value-type="float" office:value="240000" table:formula="of:=[.H51]" table:style-name="ce1">
            <text:p>240000</text:p>
          </table:table-cell>
          <table:table-cell office:value-type="float" office:value="240000" table:formula="of:=[.H51]" table:style-name="ce1">
            <text:p>240000</text:p>
          </table:table-cell>
          <table:table-cell office:value-type="float" office:value="240000" table:formula="of:=[.H51]" table:style-name="ce1">
            <text:p>240000</text:p>
          </table:table-cell>
          <table:table-cell office:value-type="float" office:value="240000" table:formula="of:=[.H51]" table:style-name="ce1">
            <text:p>240000</text:p>
          </table:table-cell>
          <table:table-cell office:value-type="float" office:value="1480000" table:formula="of:=SUM([.I51:.M51])" table:style-name="ce1">
            <text:p>14800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850" table:formula="of:=[.F51]+50" table:style-name="ce1">
            <text:p>850</text:p>
          </table:table-cell>
          <table:table-cell office:value-type="float" office:value="297500" table:formula="of:=[.F52]*350" table:style-name="ce1">
            <text:p>297500</text:p>
          </table:table-cell>
          <table:table-cell office:value-type="float" office:value="255000" table:formula="of:=[.F52]*300" table:style-name="ce1">
            <text:p>255000</text:p>
          </table:table-cell>
          <table:table-cell office:value-type="float" office:value="552500" table:formula="of:=[.G52]+[.H52]" table:style-name="ce1">
            <text:p>552500</text:p>
          </table:table-cell>
          <table:table-cell office:value-type="float" office:value="255000" table:formula="of:=[.H52]" table:style-name="ce1">
            <text:p>255000</text:p>
          </table:table-cell>
          <table:table-cell office:value-type="float" office:value="255000" table:formula="of:=[.H52]" table:style-name="ce1">
            <text:p>255000</text:p>
          </table:table-cell>
          <table:table-cell office:value-type="float" office:value="255000" table:formula="of:=[.H52]" table:style-name="ce1">
            <text:p>255000</text:p>
          </table:table-cell>
          <table:table-cell office:value-type="float" office:value="255000" table:formula="of:=[.H52]" table:style-name="ce1">
            <text:p>255000</text:p>
          </table:table-cell>
          <table:table-cell office:value-type="float" office:value="1572500" table:formula="of:=SUM([.I52:.M52])" table:style-name="ce1">
            <text:p>15725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900" table:formula="of:=[.F52]+50" table:style-name="ce1">
            <text:p>900</text:p>
          </table:table-cell>
          <table:table-cell office:value-type="float" office:value="315000" table:formula="of:=[.F53]*350" table:style-name="ce1">
            <text:p>315000</text:p>
          </table:table-cell>
          <table:table-cell office:value-type="float" office:value="270000" table:formula="of:=[.F53]*300" table:style-name="ce1">
            <text:p>270000</text:p>
          </table:table-cell>
          <table:table-cell office:value-type="float" office:value="585000" table:formula="of:=[.G53]+[.H53]" table:style-name="ce1">
            <text:p>585000</text:p>
          </table:table-cell>
          <table:table-cell office:value-type="float" office:value="270000" table:formula="of:=[.H53]" table:style-name="ce1">
            <text:p>270000</text:p>
          </table:table-cell>
          <table:table-cell office:value-type="float" office:value="270000" table:formula="of:=[.H53]" table:style-name="ce1">
            <text:p>270000</text:p>
          </table:table-cell>
          <table:table-cell office:value-type="float" office:value="270000" table:formula="of:=[.H53]" table:style-name="ce1">
            <text:p>270000</text:p>
          </table:table-cell>
          <table:table-cell office:value-type="float" office:value="270000" table:formula="of:=[.H53]" table:style-name="ce1">
            <text:p>270000</text:p>
          </table:table-cell>
          <table:table-cell office:value-type="float" office:value="1665000" table:formula="of:=SUM([.I53:.M53])" table:style-name="ce1">
            <text:p>16650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950" table:formula="of:=[.F53]+50" table:style-name="ce1">
            <text:p>950</text:p>
          </table:table-cell>
          <table:table-cell office:value-type="float" office:value="332500" table:formula="of:=[.F54]*350" table:style-name="ce1">
            <text:p>332500</text:p>
          </table:table-cell>
          <table:table-cell office:value-type="float" office:value="285000" table:formula="of:=[.F54]*300" table:style-name="ce1">
            <text:p>285000</text:p>
          </table:table-cell>
          <table:table-cell office:value-type="float" office:value="617500" table:formula="of:=[.G54]+[.H54]" table:style-name="ce1">
            <text:p>617500</text:p>
          </table:table-cell>
          <table:table-cell office:value-type="float" office:value="285000" table:formula="of:=[.H54]" table:style-name="ce1">
            <text:p>285000</text:p>
          </table:table-cell>
          <table:table-cell office:value-type="float" office:value="285000" table:formula="of:=[.H54]" table:style-name="ce1">
            <text:p>285000</text:p>
          </table:table-cell>
          <table:table-cell office:value-type="float" office:value="285000" table:formula="of:=[.H54]" table:style-name="ce1">
            <text:p>285000</text:p>
          </table:table-cell>
          <table:table-cell office:value-type="float" office:value="285000" table:formula="of:=[.H54]" table:style-name="ce1">
            <text:p>285000</text:p>
          </table:table-cell>
          <table:table-cell office:value-type="float" office:value="1757500" table:formula="of:=SUM([.I54:.M54])" table:style-name="ce1">
            <text:p>1757500</text:p>
          </table:table-cell>
          <table:table-cell table:number-columns-repeated="16370" table:style-name="ce1"/>
        </table:table-row>
        <table:table-row table:style-name="ro1">
          <table:table-cell table:number-columns-repeated="5" table:style-name="ce1"/>
          <table:table-cell office:value-type="float" office:value="1000" table:formula="of:=[.F54]+50" table:style-name="ce1">
            <text:p>1000</text:p>
          </table:table-cell>
          <table:table-cell office:value-type="float" office:value="350000" table:formula="of:=[.F55]*350" table:style-name="ce1">
            <text:p>350000</text:p>
          </table:table-cell>
          <table:table-cell office:value-type="float" office:value="300000" table:formula="of:=[.F55]*300" table:style-name="ce1">
            <text:p>300000</text:p>
          </table:table-cell>
          <table:table-cell office:value-type="float" office:value="650000" table:formula="of:=[.G55]+[.H55]" table:style-name="ce1">
            <text:p>650000</text:p>
          </table:table-cell>
          <table:table-cell office:value-type="float" office:value="300000" table:formula="of:=[.H55]" table:style-name="ce1">
            <text:p>300000</text:p>
          </table:table-cell>
          <table:table-cell office:value-type="float" office:value="300000" table:formula="of:=[.H55]" table:style-name="ce1">
            <text:p>300000</text:p>
          </table:table-cell>
          <table:table-cell office:value-type="float" office:value="300000" table:formula="of:=[.H55]" table:style-name="ce1">
            <text:p>300000</text:p>
          </table:table-cell>
          <table:table-cell office:value-type="float" office:value="300000" table:formula="of:=[.H55]" table:style-name="ce1">
            <text:p>300000</text:p>
          </table:table-cell>
          <table:table-cell office:value-type="float" office:value="1850000" table:formula="of:=SUM([.I55:.M55])" table:style-name="ce1">
            <text:p>1850000</text:p>
          </table:table-cell>
          <table:table-cell table:number-columns-repeated="1637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1">
            <text:p>PRODUCT 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3">
            <text:p>CUSTOMISATION FEE</text:p>
          </table:table-cell>
          <table:table-cell office:value-type="float" office:value="500000" table:style-name="ce13">
            <text:p>5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CPU FEE PER CPU INSTALLED</text:p>
          </table:table-cell>
          <table:table-cell office:value-type="float" office:value="25000" table:style-name="ce13">
            <text:p>25000</text:p>
          </table:table-cell>
          <table:table-cell table:number-columns-repeated="16382" table:style-name="ce1"/>
        </table:table-row>
        <table:table-row table:style-name="ro1">
          <table:table-cell table:number-columns-repeated="5" table:style-name="ce5"/>
          <table:table-cell office:value-type="string" table:style-name="ce6">
            <text:p>NO OF USERS</text:p>
          </table:table-cell>
          <table:table-cell office:value-type="string" table:style-name="ce6">
            <text:p>SUBSCRIPTION FEE</text:p>
          </table:table-cell>
          <table:table-cell office:value-type="string" table:style-name="ce6">
            <text:p>CPU ACQUISTION COST</text:p>
          </table:table-cell>
          <table:table-cell office:value-type="string" table:style-name="ce6">
            <text:p>CPU <text:s/>MAINTENANCE</text:p>
          </table:table-cell>
          <table:table-cell office:value-type="string" table:style-name="ce6">
            <text:p>CPU FOR DISASTER</text:p>
          </table:table-cell>
          <table:table-cell office:value-type="string" table:style-name="ce6">
            <text:p>ACQ OF CPU FOR BOTH PRO AND DIS</text:p>
          </table:table-cell>
          <table:table-cell office:value-type="string" table:style-name="ce6">
            <text:p>YEAR 1</text:p>
          </table:table-cell>
          <table:table-cell office:value-type="string" table:style-name="ce6">
            <text:p>YEAR 2</text:p>
          </table:table-cell>
          <table:table-cell office:value-type="string" table:style-name="ce6">
            <text:p>YEAR 3</text:p>
          </table:table-cell>
          <table:table-cell office:value-type="string" table:style-name="ce6">
            <text:p>YEAR 4</text:p>
          </table:table-cell>
          <table:table-cell office:value-type="string" table:style-name="ce6">
            <text:p>YEAR 5</text:p>
          </table:table-cell>
          <table:table-cell office:value-type="string" table:style-name="ce6">
            <text:p>TCO</text:p>
          </table:table-cell>
          <table:table-cell table:number-columns-repeated="16367" table:style-name="ce5"/>
        </table:table-row>
        <table:table-row table:style-name="ro1"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2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2]+[.J62]" table:style-name="ce1">
            <text:p>20000</text:p>
          </table:table-cell>
          <table:table-cell office:value-type="float" office:value="570000" table:formula="of:=[.G62]+[.$B$59]+[.K62]" table:style-name="ce1">
            <text:p>570000</text:p>
          </table:table-cell>
          <table:table-cell office:value-type="float" office:value="52000" table:formula="of:=[.G62]+[.I62]" table:style-name="ce1">
            <text:p>52000</text:p>
          </table:table-cell>
          <table:table-cell office:value-type="float" office:value="52000" table:formula="of:=[.G62]+[.I62]" table:style-name="ce1">
            <text:p>52000</text:p>
          </table:table-cell>
          <table:table-cell office:value-type="float" office:value="52000" table:formula="of:=[.G62]+[.I62]" table:style-name="ce1">
            <text:p>52000</text:p>
          </table:table-cell>
          <table:table-cell office:value-type="float" office:value="52000" table:formula="of:=[.G62]+[.I62]" table:style-name="ce1">
            <text:p>52000</text:p>
          </table:table-cell>
          <table:table-cell office:value-type="float" office:value="778000" table:formula="of:=SUM([.L62:.P62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float" office:value="150" table:formula="of:=[.F62]+50" table:style-name="ce1">
            <text:p>15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3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3]+[.J63]" table:style-name="ce1">
            <text:p>20000</text:p>
          </table:table-cell>
          <table:table-cell office:value-type="float" office:value="570000" table:formula="of:=[.G63]+[.$B$59]+[.K63]" table:style-name="ce1">
            <text:p>570000</text:p>
          </table:table-cell>
          <table:table-cell office:value-type="float" office:value="52000" table:formula="of:=[.G63]+[.I63]" table:style-name="ce1">
            <text:p>52000</text:p>
          </table:table-cell>
          <table:table-cell office:value-type="float" office:value="52000" table:formula="of:=[.G63]+[.I63]" table:style-name="ce1">
            <text:p>52000</text:p>
          </table:table-cell>
          <table:table-cell office:value-type="float" office:value="52000" table:formula="of:=[.G63]+[.I63]" table:style-name="ce1">
            <text:p>52000</text:p>
          </table:table-cell>
          <table:table-cell office:value-type="float" office:value="52000" table:formula="of:=[.G63]+[.I63]" table:style-name="ce1">
            <text:p>52000</text:p>
          </table:table-cell>
          <table:table-cell office:value-type="float" office:value="778000" table:formula="of:=SUM([.L63:.P63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 table:style-name="ce1"/>
          <table:table-cell office:value-type="float" office:value="200" table:formula="of:=[.F63]+50" table:style-name="ce1">
            <text:p>20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4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4]+[.J64]" table:style-name="ce1">
            <text:p>20000</text:p>
          </table:table-cell>
          <table:table-cell office:value-type="float" office:value="570000" table:formula="of:=[.G64]+[.$B$59]+[.K64]" table:style-name="ce1">
            <text:p>570000</text:p>
          </table:table-cell>
          <table:table-cell office:value-type="float" office:value="52000" table:formula="of:=[.G64]+[.I64]" table:style-name="ce1">
            <text:p>52000</text:p>
          </table:table-cell>
          <table:table-cell office:value-type="float" office:value="52000" table:formula="of:=[.G64]+[.I64]" table:style-name="ce1">
            <text:p>52000</text:p>
          </table:table-cell>
          <table:table-cell office:value-type="float" office:value="52000" table:formula="of:=[.G64]+[.I64]" table:style-name="ce1">
            <text:p>52000</text:p>
          </table:table-cell>
          <table:table-cell office:value-type="float" office:value="52000" table:formula="of:=[.G64]+[.I64]" table:style-name="ce1">
            <text:p>52000</text:p>
          </table:table-cell>
          <table:table-cell office:value-type="float" office:value="778000" table:formula="of:=SUM([.L64:.P64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250" table:formula="of:=[.F64]+50" table:style-name="ce1">
            <text:p>25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5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5]+[.J65]" table:style-name="ce1">
            <text:p>20000</text:p>
          </table:table-cell>
          <table:table-cell office:value-type="float" office:value="570000" table:formula="of:=[.G65]+[.$B$59]+[.K65]" table:style-name="ce1">
            <text:p>570000</text:p>
          </table:table-cell>
          <table:table-cell office:value-type="float" office:value="52000" table:formula="of:=[.G65]+[.I65]" table:style-name="ce1">
            <text:p>52000</text:p>
          </table:table-cell>
          <table:table-cell office:value-type="float" office:value="52000" table:formula="of:=[.G65]+[.I65]" table:style-name="ce1">
            <text:p>52000</text:p>
          </table:table-cell>
          <table:table-cell office:value-type="float" office:value="52000" table:formula="of:=[.G65]+[.I65]" table:style-name="ce1">
            <text:p>52000</text:p>
          </table:table-cell>
          <table:table-cell office:value-type="float" office:value="52000" table:formula="of:=[.G65]+[.I65]" table:style-name="ce1">
            <text:p>52000</text:p>
          </table:table-cell>
          <table:table-cell office:value-type="float" office:value="778000" table:formula="of:=SUM([.L65:.P65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300" table:formula="of:=[.F65]+50" table:style-name="ce1">
            <text:p>30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6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6]+[.J66]" table:style-name="ce1">
            <text:p>20000</text:p>
          </table:table-cell>
          <table:table-cell office:value-type="float" office:value="570000" table:formula="of:=[.G66]+[.$B$59]+[.K66]" table:style-name="ce1">
            <text:p>570000</text:p>
          </table:table-cell>
          <table:table-cell office:value-type="float" office:value="52000" table:formula="of:=[.G66]+[.I66]" table:style-name="ce1">
            <text:p>52000</text:p>
          </table:table-cell>
          <table:table-cell office:value-type="float" office:value="52000" table:formula="of:=[.G66]+[.I66]" table:style-name="ce1">
            <text:p>52000</text:p>
          </table:table-cell>
          <table:table-cell office:value-type="float" office:value="52000" table:formula="of:=[.G66]+[.I66]" table:style-name="ce1">
            <text:p>52000</text:p>
          </table:table-cell>
          <table:table-cell office:value-type="float" office:value="52000" table:formula="of:=[.G66]+[.I66]" table:style-name="ce1">
            <text:p>52000</text:p>
          </table:table-cell>
          <table:table-cell office:value-type="float" office:value="778000" table:formula="of:=SUM([.L66:.P66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350" table:formula="of:=[.F66]+50" table:style-name="ce1">
            <text:p>35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7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7]+[.J67]" table:style-name="ce1">
            <text:p>20000</text:p>
          </table:table-cell>
          <table:table-cell office:value-type="float" office:value="570000" table:formula="of:=[.G67]+[.$B$59]+[.K67]" table:style-name="ce1">
            <text:p>570000</text:p>
          </table:table-cell>
          <table:table-cell office:value-type="float" office:value="52000" table:formula="of:=[.G67]+[.I67]" table:style-name="ce1">
            <text:p>52000</text:p>
          </table:table-cell>
          <table:table-cell office:value-type="float" office:value="52000" table:formula="of:=[.G67]+[.I67]" table:style-name="ce1">
            <text:p>52000</text:p>
          </table:table-cell>
          <table:table-cell office:value-type="float" office:value="52000" table:formula="of:=[.G67]+[.I67]" table:style-name="ce1">
            <text:p>52000</text:p>
          </table:table-cell>
          <table:table-cell office:value-type="float" office:value="52000" table:formula="of:=[.G67]+[.I67]" table:style-name="ce1">
            <text:p>52000</text:p>
          </table:table-cell>
          <table:table-cell office:value-type="float" office:value="778000" table:formula="of:=SUM([.L67:.P67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400" table:formula="of:=[.F67]+50" table:style-name="ce1">
            <text:p>400</text:p>
          </table:table-cell>
          <table:table-cell office:value-type="float" office:value="50000" table:formula="of:=2*[.$B$60]" table:style-name="ce1">
            <text:p>50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" table:formula="of:=[.K68]*0.1" table:style-name="ce1">
            <text:p>2000</text:p>
          </table:table-cell>
          <table:table-cell office:value-type="float" office:value="10000" table:formula="of:=2*[.$P$2]" table:style-name="ce1">
            <text:p>10000</text:p>
          </table:table-cell>
          <table:table-cell office:value-type="float" office:value="20000" table:formula="of:=[.H68]+[.J68]" table:style-name="ce1">
            <text:p>20000</text:p>
          </table:table-cell>
          <table:table-cell office:value-type="float" office:value="570000" table:formula="of:=[.G68]+[.$B$59]+[.K68]" table:style-name="ce1">
            <text:p>570000</text:p>
          </table:table-cell>
          <table:table-cell office:value-type="float" office:value="52000" table:formula="of:=[.G68]+[.I68]" table:style-name="ce1">
            <text:p>52000</text:p>
          </table:table-cell>
          <table:table-cell office:value-type="float" office:value="52000" table:formula="of:=[.G68]+[.I68]" table:style-name="ce1">
            <text:p>52000</text:p>
          </table:table-cell>
          <table:table-cell office:value-type="float" office:value="52000" table:formula="of:=[.G68]+[.I68]" table:style-name="ce1">
            <text:p>52000</text:p>
          </table:table-cell>
          <table:table-cell office:value-type="float" office:value="52000" table:formula="of:=[.G68]+[.I68]" table:style-name="ce1">
            <text:p>52000</text:p>
          </table:table-cell>
          <table:table-cell office:value-type="float" office:value="778000" table:formula="of:=SUM([.L68:.P68])" table:style-name="ce1">
            <text:p>778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450" table:formula="of:=[.F68]+50" table:style-name="ce1">
            <text:p>450</text:p>
          </table:table-cell>
          <table:table-cell office:value-type="float" office:value="150000" table:formula="of:=6*[.$B$60]" table:style-name="ce1">
            <text:p>150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" table:formula="of:=[.K69]*0.1" table:style-name="ce1">
            <text:p>6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0" table:formula="of:=[.H69]+[.J69]" table:style-name="ce1">
            <text:p>60000</text:p>
          </table:table-cell>
          <table:table-cell office:value-type="float" office:value="710000" table:formula="of:=[.G69]+[.$B$59]+[.K69]" table:style-name="ce1">
            <text:p>710000</text:p>
          </table:table-cell>
          <table:table-cell office:value-type="float" office:value="156000" table:formula="of:=[.G69]+[.I69]" table:style-name="ce1">
            <text:p>156000</text:p>
          </table:table-cell>
          <table:table-cell office:value-type="float" office:value="156000" table:formula="of:=[.G69]+[.I69]" table:style-name="ce1">
            <text:p>156000</text:p>
          </table:table-cell>
          <table:table-cell office:value-type="float" office:value="156000" table:formula="of:=[.G69]+[.I69]" table:style-name="ce1">
            <text:p>156000</text:p>
          </table:table-cell>
          <table:table-cell office:value-type="float" office:value="156000" table:formula="of:=[.G69]+[.I69]" table:style-name="ce1">
            <text:p>156000</text:p>
          </table:table-cell>
          <table:table-cell office:value-type="float" office:value="1334000" table:formula="of:=SUM([.L69:.P69])" table:style-name="ce1">
            <text:p>1334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00" table:formula="of:=[.F69]+50" table:style-name="ce1">
            <text:p>500</text:p>
          </table:table-cell>
          <table:table-cell office:value-type="float" office:value="150000" table:formula="of:=6*[.$B$60]" table:style-name="ce1">
            <text:p>150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" table:formula="of:=[.K70]*0.1" table:style-name="ce1">
            <text:p>6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0" table:formula="of:=[.H70]+[.J70]" table:style-name="ce1">
            <text:p>60000</text:p>
          </table:table-cell>
          <table:table-cell office:value-type="float" office:value="710000" table:formula="of:=[.G70]+[.$B$59]+[.K70]" table:style-name="ce1">
            <text:p>710000</text:p>
          </table:table-cell>
          <table:table-cell office:value-type="float" office:value="156000" table:formula="of:=[.G70]+[.I70]" table:style-name="ce1">
            <text:p>156000</text:p>
          </table:table-cell>
          <table:table-cell office:value-type="float" office:value="156000" table:formula="of:=[.G70]+[.I70]" table:style-name="ce1">
            <text:p>156000</text:p>
          </table:table-cell>
          <table:table-cell office:value-type="float" office:value="156000" table:formula="of:=[.G70]+[.I70]" table:style-name="ce1">
            <text:p>156000</text:p>
          </table:table-cell>
          <table:table-cell office:value-type="float" office:value="156000" table:formula="of:=[.G70]+[.I70]" table:style-name="ce1">
            <text:p>156000</text:p>
          </table:table-cell>
          <table:table-cell office:value-type="float" office:value="1334000" table:formula="of:=SUM([.L70:.P70])" table:style-name="ce1">
            <text:p>1334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550" table:formula="of:=[.F70]+50" table:style-name="ce1">
            <text:p>550</text:p>
          </table:table-cell>
          <table:table-cell office:value-type="float" office:value="150000" table:formula="of:=6*[.$B$60]" table:style-name="ce1">
            <text:p>150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" table:formula="of:=[.K71]*0.1" table:style-name="ce1">
            <text:p>6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0" table:formula="of:=[.H71]+[.J71]" table:style-name="ce1">
            <text:p>60000</text:p>
          </table:table-cell>
          <table:table-cell office:value-type="float" office:value="710000" table:formula="of:=[.G71]+[.$B$59]+[.K71]" table:style-name="ce1">
            <text:p>710000</text:p>
          </table:table-cell>
          <table:table-cell office:value-type="float" office:value="156000" table:formula="of:=[.G71]+[.I71]" table:style-name="ce1">
            <text:p>156000</text:p>
          </table:table-cell>
          <table:table-cell office:value-type="float" office:value="156000" table:formula="of:=[.G71]+[.I71]" table:style-name="ce1">
            <text:p>156000</text:p>
          </table:table-cell>
          <table:table-cell office:value-type="float" office:value="156000" table:formula="of:=[.G71]+[.I71]" table:style-name="ce1">
            <text:p>156000</text:p>
          </table:table-cell>
          <table:table-cell office:value-type="float" office:value="156000" table:formula="of:=[.G71]+[.I71]" table:style-name="ce1">
            <text:p>156000</text:p>
          </table:table-cell>
          <table:table-cell office:value-type="float" office:value="1334000" table:formula="of:=SUM([.L71:.P71])" table:style-name="ce1">
            <text:p>1334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600" table:formula="of:=[.F71]+50" table:style-name="ce1">
            <text:p>600</text:p>
          </table:table-cell>
          <table:table-cell office:value-type="float" office:value="150000" table:formula="of:=6*[.$B$60]" table:style-name="ce1">
            <text:p>150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" table:formula="of:=[.K72]*0.1" table:style-name="ce1">
            <text:p>6000</text:p>
          </table:table-cell>
          <table:table-cell office:value-type="float" office:value="30000" table:formula="of:=6*[.$P$2]" table:style-name="ce1">
            <text:p>30000</text:p>
          </table:table-cell>
          <table:table-cell office:value-type="float" office:value="60000" table:formula="of:=[.H72]+[.J72]" table:style-name="ce1">
            <text:p>60000</text:p>
          </table:table-cell>
          <table:table-cell office:value-type="float" office:value="710000" table:formula="of:=[.G72]+[.$B$59]+[.K72]" table:style-name="ce1">
            <text:p>710000</text:p>
          </table:table-cell>
          <table:table-cell office:value-type="float" office:value="156000" table:formula="of:=[.G72]+[.I72]" table:style-name="ce1">
            <text:p>156000</text:p>
          </table:table-cell>
          <table:table-cell office:value-type="float" office:value="156000" table:formula="of:=[.G72]+[.I72]" table:style-name="ce1">
            <text:p>156000</text:p>
          </table:table-cell>
          <table:table-cell office:value-type="float" office:value="156000" table:formula="of:=[.G72]+[.I72]" table:style-name="ce1">
            <text:p>156000</text:p>
          </table:table-cell>
          <table:table-cell office:value-type="float" office:value="156000" table:formula="of:=[.G72]+[.I72]" table:style-name="ce1">
            <text:p>156000</text:p>
          </table:table-cell>
          <table:table-cell office:value-type="float" office:value="1334000" table:formula="of:=SUM([.L72:.P72])" table:style-name="ce1">
            <text:p>1334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650" table:formula="of:=[.F72]+50" table:style-name="ce1">
            <text:p>65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3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3]+[.J73]" table:style-name="ce1">
            <text:p>80000</text:p>
          </table:table-cell>
          <table:table-cell office:value-type="float" office:value="780000" table:formula="of:=[.G73]+[.$B$59]+[.K73]" table:style-name="ce1">
            <text:p>780000</text:p>
          </table:table-cell>
          <table:table-cell office:value-type="float" office:value="208000" table:formula="of:=[.G73]+[.I73]" table:style-name="ce1">
            <text:p>208000</text:p>
          </table:table-cell>
          <table:table-cell office:value-type="float" office:value="208000" table:formula="of:=[.G73]+[.I73]" table:style-name="ce1">
            <text:p>208000</text:p>
          </table:table-cell>
          <table:table-cell office:value-type="float" office:value="208000" table:formula="of:=[.G73]+[.I73]" table:style-name="ce1">
            <text:p>208000</text:p>
          </table:table-cell>
          <table:table-cell office:value-type="float" office:value="208000" table:formula="of:=[.G73]+[.I73]" table:style-name="ce1">
            <text:p>208000</text:p>
          </table:table-cell>
          <table:table-cell office:value-type="float" office:value="1612000" table:formula="of:=SUM([.L73:.P73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700" table:formula="of:=[.F73]+50" table:style-name="ce1">
            <text:p>70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4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4]+[.J74]" table:style-name="ce1">
            <text:p>80000</text:p>
          </table:table-cell>
          <table:table-cell office:value-type="float" office:value="780000" table:formula="of:=[.G74]+[.$B$59]+[.K74]" table:style-name="ce1">
            <text:p>780000</text:p>
          </table:table-cell>
          <table:table-cell office:value-type="float" office:value="208000" table:formula="of:=[.G74]+[.I74]" table:style-name="ce1">
            <text:p>208000</text:p>
          </table:table-cell>
          <table:table-cell office:value-type="float" office:value="208000" table:formula="of:=[.G74]+[.I74]" table:style-name="ce1">
            <text:p>208000</text:p>
          </table:table-cell>
          <table:table-cell office:value-type="float" office:value="208000" table:formula="of:=[.G74]+[.I74]" table:style-name="ce1">
            <text:p>208000</text:p>
          </table:table-cell>
          <table:table-cell office:value-type="float" office:value="208000" table:formula="of:=[.G74]+[.I74]" table:style-name="ce1">
            <text:p>208000</text:p>
          </table:table-cell>
          <table:table-cell office:value-type="float" office:value="1612000" table:formula="of:=SUM([.L74:.P74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750" table:formula="of:=[.F74]+50" table:style-name="ce1">
            <text:p>75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5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5]+[.J75]" table:style-name="ce1">
            <text:p>80000</text:p>
          </table:table-cell>
          <table:table-cell office:value-type="float" office:value="780000" table:formula="of:=[.G75]+[.$B$59]+[.K75]" table:style-name="ce1">
            <text:p>780000</text:p>
          </table:table-cell>
          <table:table-cell office:value-type="float" office:value="208000" table:formula="of:=[.G75]+[.I75]" table:style-name="ce1">
            <text:p>208000</text:p>
          </table:table-cell>
          <table:table-cell office:value-type="float" office:value="208000" table:formula="of:=[.G75]+[.I75]" table:style-name="ce1">
            <text:p>208000</text:p>
          </table:table-cell>
          <table:table-cell office:value-type="float" office:value="208000" table:formula="of:=[.G75]+[.I75]" table:style-name="ce1">
            <text:p>208000</text:p>
          </table:table-cell>
          <table:table-cell office:value-type="float" office:value="208000" table:formula="of:=[.G75]+[.I75]" table:style-name="ce1">
            <text:p>208000</text:p>
          </table:table-cell>
          <table:table-cell office:value-type="float" office:value="1612000" table:formula="of:=SUM([.L75:.P75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800" table:formula="of:=[.F75]+50" table:style-name="ce1">
            <text:p>80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6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6]+[.J76]" table:style-name="ce1">
            <text:p>80000</text:p>
          </table:table-cell>
          <table:table-cell office:value-type="float" office:value="780000" table:formula="of:=[.G76]+[.$B$59]+[.K76]" table:style-name="ce1">
            <text:p>780000</text:p>
          </table:table-cell>
          <table:table-cell office:value-type="float" office:value="208000" table:formula="of:=[.G76]+[.I76]" table:style-name="ce1">
            <text:p>208000</text:p>
          </table:table-cell>
          <table:table-cell office:value-type="float" office:value="208000" table:formula="of:=[.G76]+[.I76]" table:style-name="ce1">
            <text:p>208000</text:p>
          </table:table-cell>
          <table:table-cell office:value-type="float" office:value="208000" table:formula="of:=[.G76]+[.I76]" table:style-name="ce1">
            <text:p>208000</text:p>
          </table:table-cell>
          <table:table-cell office:value-type="float" office:value="208000" table:formula="of:=[.G76]+[.I76]" table:style-name="ce1">
            <text:p>208000</text:p>
          </table:table-cell>
          <table:table-cell office:value-type="float" office:value="1612000" table:formula="of:=SUM([.L76:.P76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850" table:formula="of:=[.F76]+50" table:style-name="ce1">
            <text:p>85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7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7]+[.J77]" table:style-name="ce1">
            <text:p>80000</text:p>
          </table:table-cell>
          <table:table-cell office:value-type="float" office:value="780000" table:formula="of:=[.G77]+[.$B$59]+[.K77]" table:style-name="ce1">
            <text:p>780000</text:p>
          </table:table-cell>
          <table:table-cell office:value-type="float" office:value="208000" table:formula="of:=[.G77]+[.I77]" table:style-name="ce1">
            <text:p>208000</text:p>
          </table:table-cell>
          <table:table-cell office:value-type="float" office:value="208000" table:formula="of:=[.G77]+[.I77]" table:style-name="ce1">
            <text:p>208000</text:p>
          </table:table-cell>
          <table:table-cell office:value-type="float" office:value="208000" table:formula="of:=[.G77]+[.I77]" table:style-name="ce1">
            <text:p>208000</text:p>
          </table:table-cell>
          <table:table-cell office:value-type="float" office:value="208000" table:formula="of:=[.G77]+[.I77]" table:style-name="ce1">
            <text:p>208000</text:p>
          </table:table-cell>
          <table:table-cell office:value-type="float" office:value="1612000" table:formula="of:=SUM([.L77:.P77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900" table:formula="of:=[.F77]+50" table:style-name="ce1">
            <text:p>90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8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8]+[.J78]" table:style-name="ce1">
            <text:p>80000</text:p>
          </table:table-cell>
          <table:table-cell office:value-type="float" office:value="780000" table:formula="of:=[.G78]+[.$B$59]+[.K78]" table:style-name="ce1">
            <text:p>780000</text:p>
          </table:table-cell>
          <table:table-cell office:value-type="float" office:value="208000" table:formula="of:=[.G78]+[.I78]" table:style-name="ce1">
            <text:p>208000</text:p>
          </table:table-cell>
          <table:table-cell office:value-type="float" office:value="208000" table:formula="of:=[.G78]+[.I78]" table:style-name="ce1">
            <text:p>208000</text:p>
          </table:table-cell>
          <table:table-cell office:value-type="float" office:value="208000" table:formula="of:=[.G78]+[.I78]" table:style-name="ce1">
            <text:p>208000</text:p>
          </table:table-cell>
          <table:table-cell office:value-type="float" office:value="208000" table:formula="of:=[.G78]+[.I78]" table:style-name="ce1">
            <text:p>208000</text:p>
          </table:table-cell>
          <table:table-cell office:value-type="float" office:value="1612000" table:formula="of:=SUM([.L78:.P78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950" table:formula="of:=[.F78]+50" table:style-name="ce1">
            <text:p>95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79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79]+[.J79]" table:style-name="ce1">
            <text:p>80000</text:p>
          </table:table-cell>
          <table:table-cell office:value-type="float" office:value="780000" table:formula="of:=[.G79]+[.$B$59]+[.K79]" table:style-name="ce1">
            <text:p>780000</text:p>
          </table:table-cell>
          <table:table-cell office:value-type="float" office:value="208000" table:formula="of:=[.G79]+[.I79]" table:style-name="ce1">
            <text:p>208000</text:p>
          </table:table-cell>
          <table:table-cell office:value-type="float" office:value="208000" table:formula="of:=[.G79]+[.I79]" table:style-name="ce1">
            <text:p>208000</text:p>
          </table:table-cell>
          <table:table-cell office:value-type="float" office:value="208000" table:formula="of:=[.G79]+[.I79]" table:style-name="ce1">
            <text:p>208000</text:p>
          </table:table-cell>
          <table:table-cell office:value-type="float" office:value="208000" table:formula="of:=[.G79]+[.I79]" table:style-name="ce1">
            <text:p>208000</text:p>
          </table:table-cell>
          <table:table-cell office:value-type="float" office:value="1612000" table:formula="of:=SUM([.L79:.P79])" table:style-name="ce1">
            <text:p>1612000</text:p>
          </table:table-cell>
          <table:table-cell table:number-columns-repeated="16367"/>
        </table:table-row>
        <table:table-row table:style-name="ro1">
          <table:table-cell table:number-columns-repeated="5"/>
          <table:table-cell office:value-type="float" office:value="1000" table:formula="of:=[.F79]+50" table:style-name="ce1">
            <text:p>1000</text:p>
          </table:table-cell>
          <table:table-cell office:value-type="float" office:value="200000" table:formula="of:=8*[.$B$60]" table:style-name="ce1">
            <text:p>200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" table:formula="of:=[.K80]*0.1" table:style-name="ce1">
            <text:p>8000</text:p>
          </table:table-cell>
          <table:table-cell office:value-type="float" office:value="40000" table:formula="of:=8*[.$P$2]" table:style-name="ce1">
            <text:p>40000</text:p>
          </table:table-cell>
          <table:table-cell office:value-type="float" office:value="80000" table:formula="of:=[.H80]+[.J80]" table:style-name="ce1">
            <text:p>80000</text:p>
          </table:table-cell>
          <table:table-cell office:value-type="float" office:value="780000" table:formula="of:=[.G80]+[.$B$59]+[.K80]" table:style-name="ce1">
            <text:p>780000</text:p>
          </table:table-cell>
          <table:table-cell office:value-type="float" office:value="208000" table:formula="of:=[.G80]+[.I80]" table:style-name="ce1">
            <text:p>208000</text:p>
          </table:table-cell>
          <table:table-cell office:value-type="float" office:value="208000" table:formula="of:=[.G80]+[.I80]" table:style-name="ce1">
            <text:p>208000</text:p>
          </table:table-cell>
          <table:table-cell office:value-type="float" office:value="208000" table:formula="of:=[.G80]+[.I80]" table:style-name="ce1">
            <text:p>208000</text:p>
          </table:table-cell>
          <table:table-cell office:value-type="float" office:value="208000" table:formula="of:=[.G80]+[.I80]" table:style-name="ce1">
            <text:p>208000</text:p>
          </table:table-cell>
          <table:table-cell office:value-type="float" office:value="1612000" table:formula="of:=SUM([.L80:.P80])" table:style-name="ce1">
            <text:p>1612000</text:p>
          </table:table-cell>
          <table:table-cell table:number-columns-repeated="16367"/>
        </table:table-row>
        <table:table-row table:number-rows-repeated="1048496" table:style-name="ro1">
          <table:table-cell table:number-columns-repeated="16384"/>
        </table:table-row>
      </table:table>
      <table:table table:name="table" table:style-name="ta2">
        <table:table-column table:style-name="co13" table:default-cell-style-name="ce1"/>
        <table:table-column table:style-name="co14" table:default-cell-style-name="ce1"/>
        <table:table-column table:style-name="co13" table:number-columns-repeated="4" table:default-cell-style-name="ce1"/>
        <table:table-column table:style-name="co15" table:default-cell-style-name="ce1"/>
        <table:table-column table:style-name="co13" table:number-columns-repeated="4" table:default-cell-style-name="ce1"/>
        <table:table-column table:style-name="co15" table:default-cell-style-name="ce1"/>
        <table:table-column table:style-name="co13" table:number-columns-repeated="4" table:default-cell-style-name="ce1"/>
        <table:table-column table:style-name="co15" table:default-cell-style-name="ce1"/>
        <table:table-column table:style-name="co13" table:number-columns-repeated="1636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8"/>
          <table:table-cell table:style-name="ce1">
            <draw:frame draw:z-index="1" draw:id="id0" draw:style-name="a0" draw:name="Chart 2" svg:x="0.26988in" svg:y="0.14773in" svg:width="8.33807in" svg:height="3.535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0">
            <text:p>NO OF USERS</text:p>
          </table:table-cell>
          <table:table-cell office:value-type="string" table:style-name="ce10">
            <text:p>YEAR 1</text:p>
          </table:table-cell>
          <table:table-cell office:value-type="string" table:style-name="ce10">
            <text:p>YEAR 2</text:p>
          </table:table-cell>
          <table:table-cell office:value-type="string" table:style-name="ce10">
            <text:p>YEAR 3</text:p>
          </table:table-cell>
          <table:table-cell office:value-type="string" table:style-name="ce10">
            <text:p>YEAR 4</text:p>
          </table:table-cell>
          <table:table-cell office:value-type="string" table:style-name="ce10">
            <text:p>PRODUCT A</text:p>
          </table:table-cell>
          <table:table-cell office:value-type="string" table:style-name="ce10">
            <text:p>YEAR 1</text:p>
          </table:table-cell>
          <table:table-cell office:value-type="string" table:style-name="ce10">
            <text:p>YEAR 2</text:p>
          </table:table-cell>
          <table:table-cell office:value-type="string" table:style-name="ce10">
            <text:p>YEAR 3</text:p>
          </table:table-cell>
          <table:table-cell office:value-type="string" table:style-name="ce10">
            <text:p>YEAR 4</text:p>
          </table:table-cell>
          <table:table-cell office:value-type="string" table:style-name="ce10">
            <text:p>PRODUCT B</text:p>
          </table:table-cell>
          <table:table-cell office:value-type="string" table:style-name="ce10">
            <text:p>YEAR 1</text:p>
          </table:table-cell>
          <table:table-cell office:value-type="string" table:style-name="ce10">
            <text:p>YEAR 2</text:p>
          </table:table-cell>
          <table:table-cell office:value-type="string" table:style-name="ce10">
            <text:p>YEAR 3</text:p>
          </table:table-cell>
          <table:table-cell office:value-type="string" table:style-name="ce10">
            <text:p>YEAR 4</text:p>
          </table:table-cell>
          <table:table-cell office:value-type="string" table:style-name="ce10">
            <text:p>PRODUCT C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306200" table:formula="of:=[calc.M14]" table:style-name="ce1">
            <text:p>306200</text:p>
          </table:table-cell>
          <table:table-cell office:value-type="float" office:value="353716" table:formula="of:=[.C6]+[calc.N14]" table:style-name="ce1">
            <text:p>353716</text:p>
          </table:table-cell>
          <table:table-cell office:value-type="float" office:value="401232" table:formula="of:=[.D6]+[calc.O14]" table:style-name="ce1">
            <text:p>401232</text:p>
          </table:table-cell>
          <table:table-cell office:value-type="float" office:value="448748" table:formula="of:=[.E6]+[calc.P14]" table:style-name="ce1">
            <text:p>448748</text:p>
          </table:table-cell>
          <table:table-cell office:value-type="float" office:value="496264" table:formula="of:=[.F6]+[calc.Q14]" table:style-name="ce1">
            <text:p>496264</text:p>
          </table:table-cell>
          <table:table-cell office:value-type="float" office:value="65000" table:formula="of:=[calc.I37]" table:style-name="ce1">
            <text:p>65000</text:p>
          </table:table-cell>
          <table:table-cell office:value-type="float" office:value="95000" table:formula="of:=[.H6]+[calc.J37]" table:style-name="ce1">
            <text:p>95000</text:p>
          </table:table-cell>
          <table:table-cell office:value-type="float" office:value="125000" table:formula="of:=[.I6]+[calc.K37]" table:style-name="ce1">
            <text:p>125000</text:p>
          </table:table-cell>
          <table:table-cell office:value-type="float" office:value="155000" table:formula="of:=[.J6]+[calc.L37]" table:style-name="ce1">
            <text:p>155000</text:p>
          </table:table-cell>
          <table:table-cell office:value-type="float" office:value="185000" table:formula="of:=[.K6]+[calc.M37]" table:style-name="ce5">
            <text:p>185000</text:p>
          </table:table-cell>
          <table:table-cell office:value-type="float" office:value="570000" table:formula="of:=[calc.L62]" table:style-name="ce1">
            <text:p>570000</text:p>
          </table:table-cell>
          <table:table-cell office:value-type="float" office:value="622000" table:formula="of:=[.M6]+[calc.M62]" table:style-name="ce1">
            <text:p>622000</text:p>
          </table:table-cell>
          <table:table-cell office:value-type="float" office:value="674000" table:formula="of:=[.N6]+[calc.N62]" table:style-name="ce1">
            <text:p>674000</text:p>
          </table:table-cell>
          <table:table-cell office:value-type="float" office:value="726000" table:formula="of:=[.O6]+[calc.O62]" table:style-name="ce1">
            <text:p>726000</text:p>
          </table:table-cell>
          <table:table-cell office:value-type="float" office:value="778000" table:formula="of:=[.P6]+[calc.P62]" table:style-name="ce1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150" table:formula="of:=[.B6]+50" table:style-name="ce10">
            <text:p>150</text:p>
          </table:table-cell>
          <table:table-cell office:value-type="float" office:value="333700" table:formula="of:=[calc.M15]" table:style-name="ce10">
            <text:p>333700</text:p>
          </table:table-cell>
          <table:table-cell office:value-type="float" office:value="386166" table:formula="of:=[.C7]+[calc.N15]" table:style-name="ce10">
            <text:p>386166</text:p>
          </table:table-cell>
          <table:table-cell office:value-type="float" office:value="438632" table:formula="of:=[.D7]+[calc.O15]" table:style-name="ce10">
            <text:p>438632</text:p>
          </table:table-cell>
          <table:table-cell office:value-type="float" office:value="491098" table:formula="of:=[.E7]+[calc.P15]" table:style-name="ce10">
            <text:p>491098</text:p>
          </table:table-cell>
          <table:table-cell office:value-type="float" office:value="543564" table:formula="of:=[.F7]+[calc.Q15]" table:style-name="ce10">
            <text:p>543564</text:p>
          </table:table-cell>
          <table:table-cell office:value-type="float" office:value="97500" table:formula="of:=[calc.I38]" table:style-name="ce10">
            <text:p>97500</text:p>
          </table:table-cell>
          <table:table-cell office:value-type="float" office:value="142500" table:formula="of:=[.H7]+[calc.J38]" table:style-name="ce10">
            <text:p>142500</text:p>
          </table:table-cell>
          <table:table-cell office:value-type="float" office:value="187500" table:formula="of:=[.I7]+[calc.K38]" table:style-name="ce10">
            <text:p>187500</text:p>
          </table:table-cell>
          <table:table-cell office:value-type="float" office:value="232500" table:formula="of:=[.J7]+[calc.L38]" table:style-name="ce10">
            <text:p>232500</text:p>
          </table:table-cell>
          <table:table-cell office:value-type="float" office:value="277500" table:formula="of:=[.K7]+[calc.M38]" table:style-name="ce10">
            <text:p>277500</text:p>
          </table:table-cell>
          <table:table-cell office:value-type="float" office:value="570000" table:formula="of:=[calc.L63]" table:style-name="ce10">
            <text:p>570000</text:p>
          </table:table-cell>
          <table:table-cell office:value-type="float" office:value="622000" table:formula="of:=[.M7]+[calc.M63]" table:style-name="ce10">
            <text:p>622000</text:p>
          </table:table-cell>
          <table:table-cell office:value-type="float" office:value="674000" table:formula="of:=[.N7]+[calc.N63]" table:style-name="ce10">
            <text:p>674000</text:p>
          </table:table-cell>
          <table:table-cell office:value-type="float" office:value="726000" table:formula="of:=[.O7]+[calc.O63]" table:style-name="ce10">
            <text:p>726000</text:p>
          </table:table-cell>
          <table:table-cell office:value-type="float" office:value="778000" table:formula="of:=[.P7]+[calc.P63]" table:style-name="ce10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200" table:formula="of:=[.B7]+50" table:style-name="ce1">
            <text:p>200</text:p>
          </table:table-cell>
          <table:table-cell office:value-type="float" office:value="361200" table:formula="of:=[calc.M16]" table:style-name="ce1">
            <text:p>361200</text:p>
          </table:table-cell>
          <table:table-cell office:value-type="float" office:value="418616" table:formula="of:=[.C8]+[calc.N16]" table:style-name="ce1">
            <text:p>418616</text:p>
          </table:table-cell>
          <table:table-cell office:value-type="float" office:value="476032" table:formula="of:=[.D8]+[calc.O16]" table:style-name="ce1">
            <text:p>476032</text:p>
          </table:table-cell>
          <table:table-cell office:value-type="float" office:value="533448" table:formula="of:=[.E8]+[calc.P16]" table:style-name="ce1">
            <text:p>533448</text:p>
          </table:table-cell>
          <table:table-cell office:value-type="float" office:value="590864" table:formula="of:=[.F8]+[calc.Q16]" table:style-name="ce1">
            <text:p>590864</text:p>
          </table:table-cell>
          <table:table-cell office:value-type="float" office:value="130000" table:formula="of:=[calc.I39]" table:style-name="ce1">
            <text:p>130000</text:p>
          </table:table-cell>
          <table:table-cell office:value-type="float" office:value="190000" table:formula="of:=[.H8]+[calc.J39]" table:style-name="ce1">
            <text:p>190000</text:p>
          </table:table-cell>
          <table:table-cell office:value-type="float" office:value="250000" table:formula="of:=[.I8]+[calc.K39]" table:style-name="ce1">
            <text:p>250000</text:p>
          </table:table-cell>
          <table:table-cell office:value-type="float" office:value="310000" table:formula="of:=[.J8]+[calc.L39]" table:style-name="ce1">
            <text:p>310000</text:p>
          </table:table-cell>
          <table:table-cell office:value-type="float" office:value="370000" table:formula="of:=[.K8]+[calc.M39]" table:style-name="ce5">
            <text:p>370000</text:p>
          </table:table-cell>
          <table:table-cell office:value-type="float" office:value="570000" table:formula="of:=[calc.L64]" table:style-name="ce1">
            <text:p>570000</text:p>
          </table:table-cell>
          <table:table-cell office:value-type="float" office:value="622000" table:formula="of:=[.M8]+[calc.M64]" table:style-name="ce1">
            <text:p>622000</text:p>
          </table:table-cell>
          <table:table-cell office:value-type="float" office:value="674000" table:formula="of:=[.N8]+[calc.N64]" table:style-name="ce1">
            <text:p>674000</text:p>
          </table:table-cell>
          <table:table-cell office:value-type="float" office:value="726000" table:formula="of:=[.O8]+[calc.O64]" table:style-name="ce1">
            <text:p>726000</text:p>
          </table:table-cell>
          <table:table-cell office:value-type="float" office:value="778000" table:formula="of:=[.P8]+[calc.P64]" table:style-name="ce1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250" table:formula="of:=[.B8]+50" table:style-name="ce10">
            <text:p>250</text:p>
          </table:table-cell>
          <table:table-cell office:value-type="float" office:value="388700" table:formula="of:=[calc.M17]" table:style-name="ce10">
            <text:p>388700</text:p>
          </table:table-cell>
          <table:table-cell office:value-type="float" office:value="451066" table:formula="of:=[.C9]+[calc.N17]" table:style-name="ce10">
            <text:p>451066</text:p>
          </table:table-cell>
          <table:table-cell office:value-type="float" office:value="513432" table:formula="of:=[.D9]+[calc.O17]" table:style-name="ce10">
            <text:p>513432</text:p>
          </table:table-cell>
          <table:table-cell office:value-type="float" office:value="575798" table:formula="of:=[.E9]+[calc.P17]" table:style-name="ce10">
            <text:p>575798</text:p>
          </table:table-cell>
          <table:table-cell office:value-type="float" office:value="638164" table:formula="of:=[.F9]+[calc.Q17]" table:style-name="ce10">
            <text:p>638164</text:p>
          </table:table-cell>
          <table:table-cell office:value-type="float" office:value="162500" table:formula="of:=[calc.I40]" table:style-name="ce10">
            <text:p>162500</text:p>
          </table:table-cell>
          <table:table-cell office:value-type="float" office:value="237500" table:formula="of:=[.H9]+[calc.J40]" table:style-name="ce10">
            <text:p>237500</text:p>
          </table:table-cell>
          <table:table-cell office:value-type="float" office:value="312500" table:formula="of:=[.I9]+[calc.K40]" table:style-name="ce10">
            <text:p>312500</text:p>
          </table:table-cell>
          <table:table-cell office:value-type="float" office:value="387500" table:formula="of:=[.J9]+[calc.L40]" table:style-name="ce10">
            <text:p>387500</text:p>
          </table:table-cell>
          <table:table-cell office:value-type="float" office:value="462500" table:formula="of:=[.K9]+[calc.M40]" table:style-name="ce10">
            <text:p>462500</text:p>
          </table:table-cell>
          <table:table-cell office:value-type="float" office:value="570000" table:formula="of:=[calc.L65]" table:style-name="ce10">
            <text:p>570000</text:p>
          </table:table-cell>
          <table:table-cell office:value-type="float" office:value="622000" table:formula="of:=[.M9]+[calc.M65]" table:style-name="ce10">
            <text:p>622000</text:p>
          </table:table-cell>
          <table:table-cell office:value-type="float" office:value="674000" table:formula="of:=[.N9]+[calc.N65]" table:style-name="ce10">
            <text:p>674000</text:p>
          </table:table-cell>
          <table:table-cell office:value-type="float" office:value="726000" table:formula="of:=[.O9]+[calc.O65]" table:style-name="ce10">
            <text:p>726000</text:p>
          </table:table-cell>
          <table:table-cell office:value-type="float" office:value="778000" table:formula="of:=[.P9]+[calc.P65]" table:style-name="ce10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300" table:formula="of:=[.B9]+50" table:style-name="ce1">
            <text:p>300</text:p>
          </table:table-cell>
          <table:table-cell office:value-type="float" office:value="416200" table:formula="of:=[calc.M18]" table:style-name="ce1">
            <text:p>416200</text:p>
          </table:table-cell>
          <table:table-cell office:value-type="float" office:value="483516" table:formula="of:=[.C10]+[calc.N18]" table:style-name="ce1">
            <text:p>483516</text:p>
          </table:table-cell>
          <table:table-cell office:value-type="float" office:value="550832" table:formula="of:=[.D10]+[calc.O18]" table:style-name="ce1">
            <text:p>550832</text:p>
          </table:table-cell>
          <table:table-cell office:value-type="float" office:value="618148" table:formula="of:=[.E10]+[calc.P18]" table:style-name="ce1">
            <text:p>618148</text:p>
          </table:table-cell>
          <table:table-cell office:value-type="float" office:value="685464" table:formula="of:=[.F10]+[calc.Q18]" table:style-name="ce1">
            <text:p>685464</text:p>
          </table:table-cell>
          <table:table-cell office:value-type="float" office:value="195000" table:formula="of:=[calc.I41]" table:style-name="ce1">
            <text:p>195000</text:p>
          </table:table-cell>
          <table:table-cell office:value-type="float" office:value="285000" table:formula="of:=[.H10]+[calc.J41]" table:style-name="ce1">
            <text:p>285000</text:p>
          </table:table-cell>
          <table:table-cell office:value-type="float" office:value="375000" table:formula="of:=[.I10]+[calc.K41]" table:style-name="ce1">
            <text:p>375000</text:p>
          </table:table-cell>
          <table:table-cell office:value-type="float" office:value="465000" table:formula="of:=[.J10]+[calc.L41]" table:style-name="ce1">
            <text:p>465000</text:p>
          </table:table-cell>
          <table:table-cell office:value-type="float" office:value="555000" table:formula="of:=[.K10]+[calc.M41]" table:style-name="ce5">
            <text:p>555000</text:p>
          </table:table-cell>
          <table:table-cell office:value-type="float" office:value="570000" table:formula="of:=[calc.L66]" table:style-name="ce1">
            <text:p>570000</text:p>
          </table:table-cell>
          <table:table-cell office:value-type="float" office:value="622000" table:formula="of:=[.M10]+[calc.M66]" table:style-name="ce1">
            <text:p>622000</text:p>
          </table:table-cell>
          <table:table-cell office:value-type="float" office:value="674000" table:formula="of:=[.N10]+[calc.N66]" table:style-name="ce1">
            <text:p>674000</text:p>
          </table:table-cell>
          <table:table-cell office:value-type="float" office:value="726000" table:formula="of:=[.O10]+[calc.O66]" table:style-name="ce1">
            <text:p>726000</text:p>
          </table:table-cell>
          <table:table-cell office:value-type="float" office:value="778000" table:formula="of:=[.P10]+[calc.P66]" table:style-name="ce1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350" table:formula="of:=[.B10]+50" table:style-name="ce10">
            <text:p>350</text:p>
          </table:table-cell>
          <table:table-cell office:value-type="float" office:value="494900" table:formula="of:=[calc.M19]" table:style-name="ce10">
            <text:p>494900</text:p>
          </table:table-cell>
          <table:table-cell office:value-type="float" office:value="574782" table:formula="of:=[.C11]+[calc.N19]" table:style-name="ce10">
            <text:p>574782</text:p>
          </table:table-cell>
          <table:table-cell office:value-type="float" office:value="654664" table:formula="of:=[.D11]+[calc.O19]" table:style-name="ce10">
            <text:p>654664</text:p>
          </table:table-cell>
          <table:table-cell office:value-type="float" office:value="734546" table:formula="of:=[.E11]+[calc.P19]" table:style-name="ce10">
            <text:p>734546</text:p>
          </table:table-cell>
          <table:table-cell office:value-type="float" office:value="814428" table:formula="of:=[.F11]+[calc.Q19]" table:style-name="ce10">
            <text:p>814428</text:p>
          </table:table-cell>
          <table:table-cell office:value-type="float" office:value="227500" table:formula="of:=[calc.I42]" table:style-name="ce10">
            <text:p>227500</text:p>
          </table:table-cell>
          <table:table-cell office:value-type="float" office:value="332500" table:formula="of:=[.H11]+[calc.J42]" table:style-name="ce10">
            <text:p>332500</text:p>
          </table:table-cell>
          <table:table-cell office:value-type="float" office:value="437500" table:formula="of:=[.I11]+[calc.K42]" table:style-name="ce10">
            <text:p>437500</text:p>
          </table:table-cell>
          <table:table-cell office:value-type="float" office:value="542500" table:formula="of:=[.J11]+[calc.L42]" table:style-name="ce10">
            <text:p>542500</text:p>
          </table:table-cell>
          <table:table-cell office:value-type="float" office:value="647500" table:formula="of:=[.K11]+[calc.M42]" table:style-name="ce10">
            <text:p>647500</text:p>
          </table:table-cell>
          <table:table-cell office:value-type="float" office:value="570000" table:formula="of:=[calc.L67]" table:style-name="ce10">
            <text:p>570000</text:p>
          </table:table-cell>
          <table:table-cell office:value-type="float" office:value="622000" table:formula="of:=[.M11]+[calc.M67]" table:style-name="ce10">
            <text:p>622000</text:p>
          </table:table-cell>
          <table:table-cell office:value-type="float" office:value="674000" table:formula="of:=[.N11]+[calc.N67]" table:style-name="ce10">
            <text:p>674000</text:p>
          </table:table-cell>
          <table:table-cell office:value-type="float" office:value="726000" table:formula="of:=[.O11]+[calc.O67]" table:style-name="ce10">
            <text:p>726000</text:p>
          </table:table-cell>
          <table:table-cell office:value-type="float" office:value="778000" table:formula="of:=[.P11]+[calc.P67]" table:style-name="ce10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400" table:formula="of:=[.B11]+50" table:style-name="ce1">
            <text:p>400</text:p>
          </table:table-cell>
          <table:table-cell office:value-type="float" office:value="522400" table:formula="of:=[calc.M20]" table:style-name="ce1">
            <text:p>522400</text:p>
          </table:table-cell>
          <table:table-cell office:value-type="float" office:value="607232" table:formula="of:=[.C12]+[calc.N20]" table:style-name="ce1">
            <text:p>607232</text:p>
          </table:table-cell>
          <table:table-cell office:value-type="float" office:value="692064" table:formula="of:=[.D12]+[calc.O20]" table:style-name="ce1">
            <text:p>692064</text:p>
          </table:table-cell>
          <table:table-cell office:value-type="float" office:value="776896" table:formula="of:=[.E12]+[calc.P20]" table:style-name="ce1">
            <text:p>776896</text:p>
          </table:table-cell>
          <table:table-cell office:value-type="float" office:value="861728" table:formula="of:=[.F12]+[calc.Q20]" table:style-name="ce1">
            <text:p>861728</text:p>
          </table:table-cell>
          <table:table-cell office:value-type="float" office:value="260000" table:formula="of:=[calc.I43]" table:style-name="ce1">
            <text:p>260000</text:p>
          </table:table-cell>
          <table:table-cell office:value-type="float" office:value="380000" table:formula="of:=[.H12]+[calc.J43]" table:style-name="ce1">
            <text:p>380000</text:p>
          </table:table-cell>
          <table:table-cell office:value-type="float" office:value="500000" table:formula="of:=[.I12]+[calc.K43]" table:style-name="ce1">
            <text:p>500000</text:p>
          </table:table-cell>
          <table:table-cell office:value-type="float" office:value="620000" table:formula="of:=[.J12]+[calc.L43]" table:style-name="ce1">
            <text:p>620000</text:p>
          </table:table-cell>
          <table:table-cell office:value-type="float" office:value="740000" table:formula="of:=[.K12]+[calc.M43]" table:style-name="ce5">
            <text:p>740000</text:p>
          </table:table-cell>
          <table:table-cell office:value-type="float" office:value="570000" table:formula="of:=[calc.L68]" table:style-name="ce1">
            <text:p>570000</text:p>
          </table:table-cell>
          <table:table-cell office:value-type="float" office:value="622000" table:formula="of:=[.M12]+[calc.M68]" table:style-name="ce1">
            <text:p>622000</text:p>
          </table:table-cell>
          <table:table-cell office:value-type="float" office:value="674000" table:formula="of:=[.N12]+[calc.N68]" table:style-name="ce1">
            <text:p>674000</text:p>
          </table:table-cell>
          <table:table-cell office:value-type="float" office:value="726000" table:formula="of:=[.O12]+[calc.O68]" table:style-name="ce1">
            <text:p>726000</text:p>
          </table:table-cell>
          <table:table-cell office:value-type="float" office:value="778000" table:formula="of:=[.P12]+[calc.P68]" table:style-name="ce1">
            <text:p>778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450" table:formula="of:=[.B12]+50" table:style-name="ce10">
            <text:p>450</text:p>
          </table:table-cell>
          <table:table-cell office:value-type="float" office:value="549900" table:formula="of:=[calc.M21]" table:style-name="ce10">
            <text:p>549900</text:p>
          </table:table-cell>
          <table:table-cell office:value-type="float" office:value="639682" table:formula="of:=[.C13]+[calc.N21]" table:style-name="ce10">
            <text:p>639682</text:p>
          </table:table-cell>
          <table:table-cell office:value-type="float" office:value="729464" table:formula="of:=[.D13]+[calc.O21]" table:style-name="ce10">
            <text:p>729464</text:p>
          </table:table-cell>
          <table:table-cell office:value-type="float" office:value="819246" table:formula="of:=[.E13]+[calc.P21]" table:style-name="ce10">
            <text:p>819246</text:p>
          </table:table-cell>
          <table:table-cell office:value-type="float" office:value="909028" table:formula="of:=[.F13]+[calc.Q21]" table:style-name="ce10">
            <text:p>909028</text:p>
          </table:table-cell>
          <table:table-cell office:value-type="float" office:value="292500" table:formula="of:=[calc.I44]" table:style-name="ce10">
            <text:p>292500</text:p>
          </table:table-cell>
          <table:table-cell office:value-type="float" office:value="427500" table:formula="of:=[.H13]+[calc.J44]" table:style-name="ce10">
            <text:p>427500</text:p>
          </table:table-cell>
          <table:table-cell office:value-type="float" office:value="562500" table:formula="of:=[.I13]+[calc.K44]" table:style-name="ce10">
            <text:p>562500</text:p>
          </table:table-cell>
          <table:table-cell office:value-type="float" office:value="697500" table:formula="of:=[.J13]+[calc.L44]" table:style-name="ce10">
            <text:p>697500</text:p>
          </table:table-cell>
          <table:table-cell office:value-type="float" office:value="832500" table:formula="of:=[.K13]+[calc.M44]" table:style-name="ce10">
            <text:p>832500</text:p>
          </table:table-cell>
          <table:table-cell office:value-type="float" office:value="710000" table:formula="of:=[calc.L69]" table:style-name="ce10">
            <text:p>710000</text:p>
          </table:table-cell>
          <table:table-cell office:value-type="float" office:value="866000" table:formula="of:=[.M13]+[calc.M69]" table:style-name="ce10">
            <text:p>866000</text:p>
          </table:table-cell>
          <table:table-cell office:value-type="float" office:value="1022000" table:formula="of:=[.N13]+[calc.N69]" table:style-name="ce10">
            <text:p>1022000</text:p>
          </table:table-cell>
          <table:table-cell office:value-type="float" office:value="1178000" table:formula="of:=[.O13]+[calc.O69]" table:style-name="ce10">
            <text:p>1178000</text:p>
          </table:table-cell>
          <table:table-cell office:value-type="float" office:value="1334000" table:formula="of:=[.P13]+[calc.P69]" table:style-name="ce10">
            <text:p>1334000</text:p>
          </table:table-cell>
          <table:table-cell table:style-name="ce1"/>
          <table:table-cell table:style-name="ce5"/>
          <table:table-cell table:number-columns-repeated="16365"/>
        </table:table-row>
        <table:table-row table:style-name="ro1">
          <table:table-cell/>
          <table:table-cell office:value-type="float" office:value="500" table:formula="of:=[.B13]+50" table:style-name="ce1">
            <text:p>500</text:p>
          </table:table-cell>
          <table:table-cell office:value-type="float" office:value="577400" table:formula="of:=[calc.M22]" table:style-name="ce1">
            <text:p>577400</text:p>
          </table:table-cell>
          <table:table-cell office:value-type="float" office:value="672132" table:formula="of:=[.C14]+[calc.N22]" table:style-name="ce1">
            <text:p>672132</text:p>
          </table:table-cell>
          <table:table-cell office:value-type="float" office:value="766864" table:formula="of:=[.D14]+[calc.O22]" table:style-name="ce1">
            <text:p>766864</text:p>
          </table:table-cell>
          <table:table-cell office:value-type="float" office:value="861596" table:formula="of:=[.E14]+[calc.P22]" table:style-name="ce1">
            <text:p>861596</text:p>
          </table:table-cell>
          <table:table-cell office:value-type="float" office:value="956328" table:formula="of:=[.F14]+[calc.Q22]" table:style-name="ce1">
            <text:p>956328</text:p>
          </table:table-cell>
          <table:table-cell office:value-type="float" office:value="325000" table:formula="of:=[calc.I45]" table:style-name="ce1">
            <text:p>325000</text:p>
          </table:table-cell>
          <table:table-cell office:value-type="float" office:value="475000" table:formula="of:=[.H14]+[calc.J45]" table:style-name="ce1">
            <text:p>475000</text:p>
          </table:table-cell>
          <table:table-cell office:value-type="float" office:value="625000" table:formula="of:=[.I14]+[calc.K45]" table:style-name="ce1">
            <text:p>625000</text:p>
          </table:table-cell>
          <table:table-cell office:value-type="float" office:value="775000" table:formula="of:=[.J14]+[calc.L45]" table:style-name="ce1">
            <text:p>775000</text:p>
          </table:table-cell>
          <table:table-cell office:value-type="float" office:value="925000" table:formula="of:=[.K14]+[calc.M45]" table:style-name="ce5">
            <text:p>925000</text:p>
          </table:table-cell>
          <table:table-cell office:value-type="float" office:value="710000" table:formula="of:=[calc.L70]" table:style-name="ce1">
            <text:p>710000</text:p>
          </table:table-cell>
          <table:table-cell office:value-type="float" office:value="866000" table:formula="of:=[.M14]+[calc.M70]" table:style-name="ce1">
            <text:p>866000</text:p>
          </table:table-cell>
          <table:table-cell office:value-type="float" office:value="1022000" table:formula="of:=[.N14]+[calc.N70]" table:style-name="ce1">
            <text:p>1022000</text:p>
          </table:table-cell>
          <table:table-cell office:value-type="float" office:value="1178000" table:formula="of:=[.O14]+[calc.O70]" table:style-name="ce1">
            <text:p>1178000</text:p>
          </table:table-cell>
          <table:table-cell office:value-type="float" office:value="1334000" table:formula="of:=[.P14]+[calc.P70]" table:style-name="ce1">
            <text:p>1334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550" table:formula="of:=[.B14]+50" table:style-name="ce10">
            <text:p>550</text:p>
          </table:table-cell>
          <table:table-cell office:value-type="float" office:value="604900" table:formula="of:=[calc.M23]" table:style-name="ce10">
            <text:p>604900</text:p>
          </table:table-cell>
          <table:table-cell office:value-type="float" office:value="704582" table:formula="of:=[.C15]+[calc.N23]" table:style-name="ce10">
            <text:p>704582</text:p>
          </table:table-cell>
          <table:table-cell office:value-type="float" office:value="804264" table:formula="of:=[.D15]+[calc.O23]" table:style-name="ce10">
            <text:p>804264</text:p>
          </table:table-cell>
          <table:table-cell office:value-type="float" office:value="903946" table:formula="of:=[.E15]+[calc.P23]" table:style-name="ce10">
            <text:p>903946</text:p>
          </table:table-cell>
          <table:table-cell office:value-type="float" office:value="1003628" table:formula="of:=[.F15]+[calc.Q23]" table:style-name="ce10">
            <text:p>1003628</text:p>
          </table:table-cell>
          <table:table-cell office:value-type="float" office:value="357500" table:formula="of:=[calc.I46]" table:style-name="ce10">
            <text:p>357500</text:p>
          </table:table-cell>
          <table:table-cell office:value-type="float" office:value="522500" table:formula="of:=[.H15]+[calc.J46]" table:style-name="ce10">
            <text:p>522500</text:p>
          </table:table-cell>
          <table:table-cell office:value-type="float" office:value="687500" table:formula="of:=[.I15]+[calc.K46]" table:style-name="ce10">
            <text:p>687500</text:p>
          </table:table-cell>
          <table:table-cell office:value-type="float" office:value="852500" table:formula="of:=[.J15]+[calc.L46]" table:style-name="ce10">
            <text:p>852500</text:p>
          </table:table-cell>
          <table:table-cell office:value-type="float" office:value="1017500" table:formula="of:=[.K15]+[calc.M46]" table:style-name="ce10">
            <text:p>1017500</text:p>
          </table:table-cell>
          <table:table-cell office:value-type="float" office:value="710000" table:formula="of:=[calc.L71]" table:style-name="ce10">
            <text:p>710000</text:p>
          </table:table-cell>
          <table:table-cell office:value-type="float" office:value="866000" table:formula="of:=[.M15]+[calc.M71]" table:style-name="ce10">
            <text:p>866000</text:p>
          </table:table-cell>
          <table:table-cell office:value-type="float" office:value="1022000" table:formula="of:=[.N15]+[calc.N71]" table:style-name="ce10">
            <text:p>1022000</text:p>
          </table:table-cell>
          <table:table-cell office:value-type="float" office:value="1178000" table:formula="of:=[.O15]+[calc.O71]" table:style-name="ce10">
            <text:p>1178000</text:p>
          </table:table-cell>
          <table:table-cell office:value-type="float" office:value="1334000" table:formula="of:=[.P15]+[calc.P71]" table:style-name="ce10">
            <text:p>1334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600" table:formula="of:=[.B15]+50" table:style-name="ce1">
            <text:p>600</text:p>
          </table:table-cell>
          <table:table-cell office:value-type="float" office:value="632400" table:formula="of:=[calc.M24]" table:style-name="ce1">
            <text:p>632400</text:p>
          </table:table-cell>
          <table:table-cell office:value-type="float" office:value="737032" table:formula="of:=[.C16]+[calc.N24]" table:style-name="ce1">
            <text:p>737032</text:p>
          </table:table-cell>
          <table:table-cell office:value-type="float" office:value="841664" table:formula="of:=[.D16]+[calc.O24]" table:style-name="ce1">
            <text:p>841664</text:p>
          </table:table-cell>
          <table:table-cell office:value-type="float" office:value="946296" table:formula="of:=[.E16]+[calc.P24]" table:style-name="ce1">
            <text:p>946296</text:p>
          </table:table-cell>
          <table:table-cell office:value-type="float" office:value="1050928" table:formula="of:=[.F16]+[calc.Q24]" table:style-name="ce1">
            <text:p>1050928</text:p>
          </table:table-cell>
          <table:table-cell office:value-type="float" office:value="390000" table:formula="of:=[calc.I47]" table:style-name="ce1">
            <text:p>390000</text:p>
          </table:table-cell>
          <table:table-cell office:value-type="float" office:value="570000" table:formula="of:=[.H16]+[calc.J47]" table:style-name="ce1">
            <text:p>570000</text:p>
          </table:table-cell>
          <table:table-cell office:value-type="float" office:value="750000" table:formula="of:=[.I16]+[calc.K47]" table:style-name="ce1">
            <text:p>750000</text:p>
          </table:table-cell>
          <table:table-cell office:value-type="float" office:value="930000" table:formula="of:=[.J16]+[calc.L47]" table:style-name="ce1">
            <text:p>930000</text:p>
          </table:table-cell>
          <table:table-cell office:value-type="float" office:value="1110000" table:formula="of:=[.K16]+[calc.M47]" table:style-name="ce5">
            <text:p>1110000</text:p>
          </table:table-cell>
          <table:table-cell office:value-type="float" office:value="710000" table:formula="of:=[calc.L72]" table:style-name="ce1">
            <text:p>710000</text:p>
          </table:table-cell>
          <table:table-cell office:value-type="float" office:value="866000" table:formula="of:=[.M16]+[calc.M72]" table:style-name="ce1">
            <text:p>866000</text:p>
          </table:table-cell>
          <table:table-cell office:value-type="float" office:value="1022000" table:formula="of:=[.N16]+[calc.N72]" table:style-name="ce1">
            <text:p>1022000</text:p>
          </table:table-cell>
          <table:table-cell office:value-type="float" office:value="1178000" table:formula="of:=[.O16]+[calc.O72]" table:style-name="ce1">
            <text:p>1178000</text:p>
          </table:table-cell>
          <table:table-cell office:value-type="float" office:value="1334000" table:formula="of:=[.P16]+[calc.P72]" table:style-name="ce1">
            <text:p>1334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650" table:formula="of:=[.B16]+50" table:style-name="ce10">
            <text:p>650</text:p>
          </table:table-cell>
          <table:table-cell office:value-type="float" office:value="762300" table:formula="of:=[calc.M25]" table:style-name="ce10">
            <text:p>762300</text:p>
          </table:table-cell>
          <table:table-cell office:value-type="float" office:value="887114" table:formula="of:=[.C17]+[calc.N25]" table:style-name="ce10">
            <text:p>887114</text:p>
          </table:table-cell>
          <table:table-cell office:value-type="float" office:value="1011928" table:formula="of:=[.D17]+[calc.O25]" table:style-name="ce10">
            <text:p>1011928</text:p>
          </table:table-cell>
          <table:table-cell office:value-type="float" office:value="1136742" table:formula="of:=[.E17]+[calc.P25]" table:style-name="ce10">
            <text:p>1136742</text:p>
          </table:table-cell>
          <table:table-cell office:value-type="float" office:value="1261556" table:formula="of:=[.F17]+[calc.Q25]" table:style-name="ce10">
            <text:p>1261556</text:p>
          </table:table-cell>
          <table:table-cell office:value-type="float" office:value="422500" table:formula="of:=[calc.I48]" table:style-name="ce10">
            <text:p>422500</text:p>
          </table:table-cell>
          <table:table-cell office:value-type="float" office:value="617500" table:formula="of:=[.H17]+[calc.J48]" table:style-name="ce10">
            <text:p>617500</text:p>
          </table:table-cell>
          <table:table-cell office:value-type="float" office:value="812500" table:formula="of:=[.I17]+[calc.K48]" table:style-name="ce10">
            <text:p>812500</text:p>
          </table:table-cell>
          <table:table-cell office:value-type="float" office:value="1007500" table:formula="of:=[.J17]+[calc.L48]" table:style-name="ce10">
            <text:p>1007500</text:p>
          </table:table-cell>
          <table:table-cell office:value-type="float" office:value="1202500" table:formula="of:=[.K17]+[calc.M48]" table:style-name="ce10">
            <text:p>1202500</text:p>
          </table:table-cell>
          <table:table-cell office:value-type="float" office:value="780000" table:formula="of:=[calc.L73]" table:style-name="ce10">
            <text:p>780000</text:p>
          </table:table-cell>
          <table:table-cell office:value-type="float" office:value="988000" table:formula="of:=[.M17]+[calc.M73]" table:style-name="ce10">
            <text:p>988000</text:p>
          </table:table-cell>
          <table:table-cell office:value-type="float" office:value="1196000" table:formula="of:=[.N17]+[calc.N73]" table:style-name="ce10">
            <text:p>1196000</text:p>
          </table:table-cell>
          <table:table-cell office:value-type="float" office:value="1404000" table:formula="of:=[.O17]+[calc.O73]" table:style-name="ce10">
            <text:p>1404000</text:p>
          </table:table-cell>
          <table:table-cell office:value-type="float" office:value="1612000" table:formula="of:=[.P17]+[calc.P73]" table:style-name="ce10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700" table:formula="of:=[.B17]+50" table:style-name="ce1">
            <text:p>700</text:p>
          </table:table-cell>
          <table:table-cell office:value-type="float" office:value="789800" table:formula="of:=[calc.M26]" table:style-name="ce1">
            <text:p>789800</text:p>
          </table:table-cell>
          <table:table-cell office:value-type="float" office:value="919564" table:formula="of:=[.C18]+[calc.N26]" table:style-name="ce1">
            <text:p>919564</text:p>
          </table:table-cell>
          <table:table-cell office:value-type="float" office:value="1049328" table:formula="of:=[.D18]+[calc.O26]" table:style-name="ce1">
            <text:p>1049328</text:p>
          </table:table-cell>
          <table:table-cell office:value-type="float" office:value="1179092" table:formula="of:=[.E18]+[calc.P26]" table:style-name="ce1">
            <text:p>1179092</text:p>
          </table:table-cell>
          <table:table-cell office:value-type="float" office:value="1308856" table:formula="of:=[.F18]+[calc.Q26]" table:style-name="ce1">
            <text:p>1308856</text:p>
          </table:table-cell>
          <table:table-cell office:value-type="float" office:value="455000" table:formula="of:=[calc.I49]" table:style-name="ce1">
            <text:p>455000</text:p>
          </table:table-cell>
          <table:table-cell office:value-type="float" office:value="665000" table:formula="of:=[.H18]+[calc.J49]" table:style-name="ce1">
            <text:p>665000</text:p>
          </table:table-cell>
          <table:table-cell office:value-type="float" office:value="875000" table:formula="of:=[.I18]+[calc.K49]" table:style-name="ce1">
            <text:p>875000</text:p>
          </table:table-cell>
          <table:table-cell office:value-type="float" office:value="1085000" table:formula="of:=[.J18]+[calc.L49]" table:style-name="ce1">
            <text:p>1085000</text:p>
          </table:table-cell>
          <table:table-cell office:value-type="float" office:value="1295000" table:formula="of:=[.K18]+[calc.M49]" table:style-name="ce5">
            <text:p>1295000</text:p>
          </table:table-cell>
          <table:table-cell office:value-type="float" office:value="780000" table:formula="of:=[calc.L74]" table:style-name="ce1">
            <text:p>780000</text:p>
          </table:table-cell>
          <table:table-cell office:value-type="float" office:value="988000" table:formula="of:=[.M18]+[calc.M74]" table:style-name="ce1">
            <text:p>988000</text:p>
          </table:table-cell>
          <table:table-cell office:value-type="float" office:value="1196000" table:formula="of:=[.N18]+[calc.N74]" table:style-name="ce1">
            <text:p>1196000</text:p>
          </table:table-cell>
          <table:table-cell office:value-type="float" office:value="1404000" table:formula="of:=[.O18]+[calc.O74]" table:style-name="ce1">
            <text:p>1404000</text:p>
          </table:table-cell>
          <table:table-cell office:value-type="float" office:value="1612000" table:formula="of:=[.P18]+[calc.P74]" table:style-name="ce1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750" table:formula="of:=[.B18]+50" table:style-name="ce10">
            <text:p>750</text:p>
          </table:table-cell>
          <table:table-cell office:value-type="float" office:value="817300" table:formula="of:=[calc.M27]" table:style-name="ce10">
            <text:p>817300</text:p>
          </table:table-cell>
          <table:table-cell office:value-type="float" office:value="952014" table:formula="of:=[.C19]+[calc.N27]" table:style-name="ce10">
            <text:p>952014</text:p>
          </table:table-cell>
          <table:table-cell office:value-type="float" office:value="1086728" table:formula="of:=[.D19]+[calc.O27]" table:style-name="ce10">
            <text:p>1086728</text:p>
          </table:table-cell>
          <table:table-cell office:value-type="float" office:value="1221442" table:formula="of:=[.E19]+[calc.P27]" table:style-name="ce10">
            <text:p>1221442</text:p>
          </table:table-cell>
          <table:table-cell office:value-type="float" office:value="1356156" table:formula="of:=[.F19]+[calc.Q27]" table:style-name="ce10">
            <text:p>1356156</text:p>
          </table:table-cell>
          <table:table-cell office:value-type="float" office:value="487500" table:formula="of:=[calc.I50]" table:style-name="ce10">
            <text:p>487500</text:p>
          </table:table-cell>
          <table:table-cell office:value-type="float" office:value="712500" table:formula="of:=[.H19]+[calc.J50]" table:style-name="ce10">
            <text:p>712500</text:p>
          </table:table-cell>
          <table:table-cell office:value-type="float" office:value="937500" table:formula="of:=[.I19]+[calc.K50]" table:style-name="ce10">
            <text:p>937500</text:p>
          </table:table-cell>
          <table:table-cell office:value-type="float" office:value="1162500" table:formula="of:=[.J19]+[calc.L50]" table:style-name="ce10">
            <text:p>1162500</text:p>
          </table:table-cell>
          <table:table-cell office:value-type="float" office:value="1387500" table:formula="of:=[.K19]+[calc.M50]" table:style-name="ce10">
            <text:p>1387500</text:p>
          </table:table-cell>
          <table:table-cell office:value-type="float" office:value="780000" table:formula="of:=[calc.L75]" table:style-name="ce10">
            <text:p>780000</text:p>
          </table:table-cell>
          <table:table-cell office:value-type="float" office:value="988000" table:formula="of:=[.M19]+[calc.M75]" table:style-name="ce10">
            <text:p>988000</text:p>
          </table:table-cell>
          <table:table-cell office:value-type="float" office:value="1196000" table:formula="of:=[.N19]+[calc.N75]" table:style-name="ce10">
            <text:p>1196000</text:p>
          </table:table-cell>
          <table:table-cell office:value-type="float" office:value="1404000" table:formula="of:=[.O19]+[calc.O75]" table:style-name="ce10">
            <text:p>1404000</text:p>
          </table:table-cell>
          <table:table-cell office:value-type="float" office:value="1612000" table:formula="of:=[.P19]+[calc.P75]" table:style-name="ce10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800" table:formula="of:=[.B19]+50" table:style-name="ce1">
            <text:p>800</text:p>
          </table:table-cell>
          <table:table-cell office:value-type="float" office:value="844800" table:formula="of:=[calc.M28]" table:style-name="ce1">
            <text:p>844800</text:p>
          </table:table-cell>
          <table:table-cell office:value-type="float" office:value="984464" table:formula="of:=[.C20]+[calc.N28]" table:style-name="ce1">
            <text:p>984464</text:p>
          </table:table-cell>
          <table:table-cell office:value-type="float" office:value="1124128" table:formula="of:=[.D20]+[calc.O28]" table:style-name="ce1">
            <text:p>1124128</text:p>
          </table:table-cell>
          <table:table-cell office:value-type="float" office:value="1263792" table:formula="of:=[.E20]+[calc.P28]" table:style-name="ce1">
            <text:p>1263792</text:p>
          </table:table-cell>
          <table:table-cell office:value-type="float" office:value="1403456" table:formula="of:=[.F20]+[calc.Q28]" table:style-name="ce1">
            <text:p>1403456</text:p>
          </table:table-cell>
          <table:table-cell office:value-type="float" office:value="520000" table:formula="of:=[calc.I51]" table:style-name="ce1">
            <text:p>520000</text:p>
          </table:table-cell>
          <table:table-cell office:value-type="float" office:value="760000" table:formula="of:=[.H20]+[calc.J51]" table:style-name="ce1">
            <text:p>760000</text:p>
          </table:table-cell>
          <table:table-cell office:value-type="float" office:value="1000000" table:formula="of:=[.I20]+[calc.K51]" table:style-name="ce1">
            <text:p>1000000</text:p>
          </table:table-cell>
          <table:table-cell office:value-type="float" office:value="1240000" table:formula="of:=[.J20]+[calc.L51]" table:style-name="ce1">
            <text:p>1240000</text:p>
          </table:table-cell>
          <table:table-cell office:value-type="float" office:value="1480000" table:formula="of:=[.K20]+[calc.M51]" table:style-name="ce5">
            <text:p>1480000</text:p>
          </table:table-cell>
          <table:table-cell office:value-type="float" office:value="780000" table:formula="of:=[calc.L76]" table:style-name="ce1">
            <text:p>780000</text:p>
          </table:table-cell>
          <table:table-cell office:value-type="float" office:value="988000" table:formula="of:=[.M20]+[calc.M76]" table:style-name="ce1">
            <text:p>988000</text:p>
          </table:table-cell>
          <table:table-cell office:value-type="float" office:value="1196000" table:formula="of:=[.N20]+[calc.N76]" table:style-name="ce1">
            <text:p>1196000</text:p>
          </table:table-cell>
          <table:table-cell office:value-type="float" office:value="1404000" table:formula="of:=[.O20]+[calc.O76]" table:style-name="ce1">
            <text:p>1404000</text:p>
          </table:table-cell>
          <table:table-cell office:value-type="float" office:value="1612000" table:formula="of:=[.P20]+[calc.P76]" table:style-name="ce1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850" table:formula="of:=[.B20]+50" table:style-name="ce10">
            <text:p>850</text:p>
          </table:table-cell>
          <table:table-cell office:value-type="float" office:value="872300" table:formula="of:=[calc.M29]" table:style-name="ce10">
            <text:p>872300</text:p>
          </table:table-cell>
          <table:table-cell office:value-type="float" office:value="1016914" table:formula="of:=[.C21]+[calc.N29]" table:style-name="ce10">
            <text:p>1016914</text:p>
          </table:table-cell>
          <table:table-cell office:value-type="float" office:value="1161528" table:formula="of:=[.D21]+[calc.O29]" table:style-name="ce10">
            <text:p>1161528</text:p>
          </table:table-cell>
          <table:table-cell office:value-type="float" office:value="1306142" table:formula="of:=[.E21]+[calc.P29]" table:style-name="ce10">
            <text:p>1306142</text:p>
          </table:table-cell>
          <table:table-cell office:value-type="float" office:value="1450756" table:formula="of:=[.F21]+[calc.Q29]" table:style-name="ce10">
            <text:p>1450756</text:p>
          </table:table-cell>
          <table:table-cell office:value-type="float" office:value="552500" table:formula="of:=[calc.I52]" table:style-name="ce10">
            <text:p>552500</text:p>
          </table:table-cell>
          <table:table-cell office:value-type="float" office:value="807500" table:formula="of:=[.H21]+[calc.J52]" table:style-name="ce10">
            <text:p>807500</text:p>
          </table:table-cell>
          <table:table-cell office:value-type="float" office:value="1062500" table:formula="of:=[.I21]+[calc.K52]" table:style-name="ce10">
            <text:p>1062500</text:p>
          </table:table-cell>
          <table:table-cell office:value-type="float" office:value="1317500" table:formula="of:=[.J21]+[calc.L52]" table:style-name="ce10">
            <text:p>1317500</text:p>
          </table:table-cell>
          <table:table-cell office:value-type="float" office:value="1572500" table:formula="of:=[.K21]+[calc.M52]" table:style-name="ce10">
            <text:p>1572500</text:p>
          </table:table-cell>
          <table:table-cell office:value-type="float" office:value="780000" table:formula="of:=[calc.L77]" table:style-name="ce10">
            <text:p>780000</text:p>
          </table:table-cell>
          <table:table-cell office:value-type="float" office:value="988000" table:formula="of:=[.M21]+[calc.M77]" table:style-name="ce10">
            <text:p>988000</text:p>
          </table:table-cell>
          <table:table-cell office:value-type="float" office:value="1196000" table:formula="of:=[.N21]+[calc.N77]" table:style-name="ce10">
            <text:p>1196000</text:p>
          </table:table-cell>
          <table:table-cell office:value-type="float" office:value="1404000" table:formula="of:=[.O21]+[calc.O77]" table:style-name="ce10">
            <text:p>1404000</text:p>
          </table:table-cell>
          <table:table-cell office:value-type="float" office:value="1612000" table:formula="of:=[.P21]+[calc.P77]" table:style-name="ce10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900" table:formula="of:=[.B21]+50" table:style-name="ce1">
            <text:p>900</text:p>
          </table:table-cell>
          <table:table-cell office:value-type="float" office:value="899800" table:formula="of:=[calc.M30]" table:style-name="ce1">
            <text:p>899800</text:p>
          </table:table-cell>
          <table:table-cell office:value-type="float" office:value="1049364" table:formula="of:=[.C22]+[calc.N30]" table:style-name="ce1">
            <text:p>1049364</text:p>
          </table:table-cell>
          <table:table-cell office:value-type="float" office:value="1198928" table:formula="of:=[.D22]+[calc.O30]" table:style-name="ce1">
            <text:p>1198928</text:p>
          </table:table-cell>
          <table:table-cell office:value-type="float" office:value="1348492" table:formula="of:=[.E22]+[calc.P30]" table:style-name="ce1">
            <text:p>1348492</text:p>
          </table:table-cell>
          <table:table-cell office:value-type="float" office:value="1498056" table:formula="of:=[.F22]+[calc.Q30]" table:style-name="ce1">
            <text:p>1498056</text:p>
          </table:table-cell>
          <table:table-cell office:value-type="float" office:value="585000" table:formula="of:=[calc.I53]" table:style-name="ce1">
            <text:p>585000</text:p>
          </table:table-cell>
          <table:table-cell office:value-type="float" office:value="855000" table:formula="of:=[.H22]+[calc.J53]" table:style-name="ce1">
            <text:p>855000</text:p>
          </table:table-cell>
          <table:table-cell office:value-type="float" office:value="1125000" table:formula="of:=[.I22]+[calc.K53]" table:style-name="ce1">
            <text:p>1125000</text:p>
          </table:table-cell>
          <table:table-cell office:value-type="float" office:value="1395000" table:formula="of:=[.J22]+[calc.L53]" table:style-name="ce1">
            <text:p>1395000</text:p>
          </table:table-cell>
          <table:table-cell office:value-type="float" office:value="1665000" table:formula="of:=[.K22]+[calc.M53]" table:style-name="ce5">
            <text:p>1665000</text:p>
          </table:table-cell>
          <table:table-cell office:value-type="float" office:value="780000" table:formula="of:=[calc.L78]" table:style-name="ce1">
            <text:p>780000</text:p>
          </table:table-cell>
          <table:table-cell office:value-type="float" office:value="988000" table:formula="of:=[.M22]+[calc.M78]" table:style-name="ce1">
            <text:p>988000</text:p>
          </table:table-cell>
          <table:table-cell office:value-type="float" office:value="1196000" table:formula="of:=[.N22]+[calc.N78]" table:style-name="ce1">
            <text:p>1196000</text:p>
          </table:table-cell>
          <table:table-cell office:value-type="float" office:value="1404000" table:formula="of:=[.O22]+[calc.O78]" table:style-name="ce1">
            <text:p>1404000</text:p>
          </table:table-cell>
          <table:table-cell office:value-type="float" office:value="1612000" table:formula="of:=[.P22]+[calc.P78]" table:style-name="ce1">
            <text:p>1612000</text:p>
          </table:table-cell>
          <table:table-cell table:number-columns-repeated="2" table:style-name="ce1"/>
          <table:table-cell table:style-name="ce5"/>
          <table:table-cell table:number-columns-repeated="16364" table:style-name="ce1"/>
        </table:table-row>
        <table:table-row table:style-name="ro1">
          <table:table-cell/>
          <table:table-cell office:value-type="float" office:value="950" table:formula="of:=[.B22]+50" table:style-name="ce10">
            <text:p>950</text:p>
          </table:table-cell>
          <table:table-cell office:value-type="float" office:value="927300" table:formula="of:=[calc.M31]" table:style-name="ce10">
            <text:p>927300</text:p>
          </table:table-cell>
          <table:table-cell office:value-type="float" office:value="1081814" table:formula="of:=[.C23]+[calc.N31]" table:style-name="ce10">
            <text:p>1081814</text:p>
          </table:table-cell>
          <table:table-cell office:value-type="float" office:value="1236328" table:formula="of:=[.D23]+[calc.O31]" table:style-name="ce10">
            <text:p>1236328</text:p>
          </table:table-cell>
          <table:table-cell office:value-type="float" office:value="1390842" table:formula="of:=[.E23]+[calc.P31]" table:style-name="ce10">
            <text:p>1390842</text:p>
          </table:table-cell>
          <table:table-cell office:value-type="float" office:value="1545356" table:formula="of:=[.F23]+[calc.Q31]" table:style-name="ce10">
            <text:p>1545356</text:p>
          </table:table-cell>
          <table:table-cell office:value-type="float" office:value="617500" table:formula="of:=[calc.I54]" table:style-name="ce10">
            <text:p>617500</text:p>
          </table:table-cell>
          <table:table-cell office:value-type="float" office:value="902500" table:formula="of:=[.H23]+[calc.J54]" table:style-name="ce10">
            <text:p>902500</text:p>
          </table:table-cell>
          <table:table-cell office:value-type="float" office:value="1187500" table:formula="of:=[.I23]+[calc.K54]" table:style-name="ce10">
            <text:p>1187500</text:p>
          </table:table-cell>
          <table:table-cell office:value-type="float" office:value="1472500" table:formula="of:=[.J23]+[calc.L54]" table:style-name="ce10">
            <text:p>1472500</text:p>
          </table:table-cell>
          <table:table-cell office:value-type="float" office:value="1757500" table:formula="of:=[.K23]+[calc.M54]" table:style-name="ce10">
            <text:p>1757500</text:p>
          </table:table-cell>
          <table:table-cell office:value-type="float" office:value="780000" table:formula="of:=[calc.L79]" table:style-name="ce10">
            <text:p>780000</text:p>
          </table:table-cell>
          <table:table-cell office:value-type="float" office:value="988000" table:formula="of:=[.M23]+[calc.M79]" table:style-name="ce10">
            <text:p>988000</text:p>
          </table:table-cell>
          <table:table-cell office:value-type="float" office:value="1196000" table:formula="of:=[.N23]+[calc.N79]" table:style-name="ce10">
            <text:p>1196000</text:p>
          </table:table-cell>
          <table:table-cell office:value-type="float" office:value="1404000" table:formula="of:=[.O23]+[calc.O79]" table:style-name="ce10">
            <text:p>1404000</text:p>
          </table:table-cell>
          <table:table-cell office:value-type="float" office:value="1612000" table:formula="of:=[.P23]+[calc.P79]" table:style-name="ce10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float" office:value="1000" table:formula="of:=[.B23]+50" table:style-name="ce1">
            <text:p>1000</text:p>
          </table:table-cell>
          <table:table-cell office:value-type="float" office:value="954800" table:formula="of:=[calc.M32]" table:style-name="ce1">
            <text:p>954800</text:p>
          </table:table-cell>
          <table:table-cell office:value-type="float" office:value="1114264" table:formula="of:=[.C24]+[calc.N32]" table:style-name="ce1">
            <text:p>1114264</text:p>
          </table:table-cell>
          <table:table-cell office:value-type="float" office:value="1273728" table:formula="of:=[.D24]+[calc.O32]" table:style-name="ce1">
            <text:p>1273728</text:p>
          </table:table-cell>
          <table:table-cell office:value-type="float" office:value="1433192" table:formula="of:=[.E24]+[calc.P32]" table:style-name="ce1">
            <text:p>1433192</text:p>
          </table:table-cell>
          <table:table-cell office:value-type="float" office:value="1592656" table:formula="of:=[.F24]+[calc.Q32]" table:style-name="ce1">
            <text:p>1592656</text:p>
          </table:table-cell>
          <table:table-cell office:value-type="float" office:value="650000" table:formula="of:=[calc.I55]" table:style-name="ce1">
            <text:p>650000</text:p>
          </table:table-cell>
          <table:table-cell office:value-type="float" office:value="950000" table:formula="of:=[.H24]+[calc.J55]" table:style-name="ce1">
            <text:p>950000</text:p>
          </table:table-cell>
          <table:table-cell office:value-type="float" office:value="1250000" table:formula="of:=[.I24]+[calc.K55]" table:style-name="ce1">
            <text:p>1250000</text:p>
          </table:table-cell>
          <table:table-cell office:value-type="float" office:value="1550000" table:formula="of:=[.J24]+[calc.L55]" table:style-name="ce1">
            <text:p>1550000</text:p>
          </table:table-cell>
          <table:table-cell office:value-type="float" office:value="1850000" table:formula="of:=[.K24]+[calc.M55]" table:style-name="ce5">
            <text:p>1850000</text:p>
          </table:table-cell>
          <table:table-cell office:value-type="float" office:value="780000" table:formula="of:=[calc.L80]" table:style-name="ce1">
            <text:p>780000</text:p>
          </table:table-cell>
          <table:table-cell office:value-type="float" office:value="988000" table:formula="of:=[.M24]+[calc.M80]" table:style-name="ce1">
            <text:p>988000</text:p>
          </table:table-cell>
          <table:table-cell office:value-type="float" office:value="1196000" table:formula="of:=[.N24]+[calc.N80]" table:style-name="ce1">
            <text:p>1196000</text:p>
          </table:table-cell>
          <table:table-cell office:value-type="float" office:value="1404000" table:formula="of:=[.O24]+[calc.O80]" table:style-name="ce1">
            <text:p>1404000</text:p>
          </table:table-cell>
          <table:table-cell office:value-type="float" office:value="1612000" table:formula="of:=[.P24]+[calc.P80]" table:style-name="ce1">
            <text:p>1612000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10" table:style-name="ce1"/>
          <table:table-cell table:style-name="ce5"/>
          <table:table-cell table:number-columns-repeated="8" table:style-name="ce1"/>
          <table:table-cell office:value-type="string" table:style-name="ce1">
            <text:p><text:s/></text:p>
          </table:table-cell>
          <table:table-cell table:number-columns-repeated="16363"/>
        </table:table-row>
        <table:table-row table:number-rows-repeated="1048551" table:style-name="ro1">
          <table:table-cell table:number-columns-repeated="16384"/>
        </table:table-row>
      </table:table>
      <table:table table:name="cp_op_tco" table:style-name="ta2">
        <table:table-column table:style-name="co13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number-columns-repeated="2" table:default-cell-style-name="ce1"/>
        <table:table-column table:style-name="co13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PRODUCT <text:s/>NAME</text:p>
          </table:table-cell>
          <table:table-cell office:value-type="string" table:style-name="ce10">
            <text:p>CAPEX</text:p>
          </table:table-cell>
          <table:table-cell office:value-type="string" table:style-name="ce10">
            <text:p>OPEX FROM 2ND YEAR</text:p>
          </table:table-cell>
          <table:table-cell office:value-type="string" table:style-name="ce10">
            <text:p>TCO 5YRS ODJDJ</text:p>
          </table:table-cell>
          <table:table-cell office:value-type="string" table:style-name="ce10">
            <text:p>TCO 7YRS</text:p>
          </table:table-cell>
          <table:table-cell office:value-type="string" table:style-name="ce10">
            <text:p>TCO 10 YRS</text:p>
          </table:table-cell>
          <table:table-cell office:value-type="string" table:style-name="ce10">
            <text:p>TCO 15 YR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PRODUCT A</text:p>
          </table:table-cell>
          <table:table-cell office:value-type="float" office:value="416200" table:style-name="ce8">
            <text:p>416200</text:p>
          </table:table-cell>
          <table:table-cell office:value-type="float" office:value="67316" table:style-name="ce8">
            <text:p>67316</text:p>
          </table:table-cell>
          <table:table-cell office:value-type="float" office:value="685464" table:formula="of:=SUM([.C5]+([.D5]*4))" table:style-name="ce8">
            <text:p>685464</text:p>
          </table:table-cell>
          <table:table-cell office:value-type="float" office:value="820096" table:formula="of:=SUM([.C5]+([.D5]*6))" table:style-name="ce8">
            <text:p>820096</text:p>
          </table:table-cell>
          <table:table-cell office:value-type="float" office:value="1022044" table:formula="of:=SUM([.C5]+([.D5]*9))" table:style-name="ce8">
            <text:p>1022044</text:p>
          </table:table-cell>
          <table:table-cell office:value-type="float" office:value="1358624" table:formula="of:=SUM([.C5]+([.D5]*14))" table:style-name="ce14">
            <text:p>13586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PRODUCT B</text:p>
          </table:table-cell>
          <table:table-cell office:value-type="float" office:value="195000" table:style-name="ce8">
            <text:p>195000</text:p>
          </table:table-cell>
          <table:table-cell office:value-type="float" office:value="90000" table:style-name="ce8">
            <text:p>90000</text:p>
          </table:table-cell>
          <table:table-cell office:value-type="float" office:value="555000" table:formula="of:=SUM([.C6]+([.D6]*4))" table:style-name="ce8">
            <text:p>555000</text:p>
          </table:table-cell>
          <table:table-cell office:value-type="float" office:value="735000" table:formula="of:=SUM([.C6]+([.D6]*6))" table:style-name="ce8">
            <text:p>735000</text:p>
          </table:table-cell>
          <table:table-cell office:value-type="float" office:value="1005000" table:formula="of:=SUM([.C6]+([.D6]*9))" table:style-name="ce8">
            <text:p>1005000</text:p>
          </table:table-cell>
          <table:table-cell office:value-type="float" office:value="1676200" table:formula="of:=SUM([.C5]+([.D6]*14))" table:style-name="ce14">
            <text:p>16762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8">
            <text:p>PRODUCT C</text:p>
          </table:table-cell>
          <table:table-cell office:value-type="float" office:value="570000" table:style-name="ce8">
            <text:p>570000</text:p>
          </table:table-cell>
          <table:table-cell office:value-type="float" office:value="52000" table:style-name="ce8">
            <text:p>52000</text:p>
          </table:table-cell>
          <table:table-cell office:value-type="float" office:value="778000" table:formula="of:=SUM([.C7]+([.D7]*4))" table:style-name="ce8">
            <text:p>778000</text:p>
          </table:table-cell>
          <table:table-cell office:value-type="float" office:value="882000" table:formula="of:=SUM([.C7]+([.D7]*6))" table:style-name="ce8">
            <text:p>882000</text:p>
          </table:table-cell>
          <table:table-cell office:value-type="float" office:value="1038000" table:formula="of:=SUM([.C7]+([.D7]*9))" table:style-name="ce8">
            <text:p>1038000</text:p>
          </table:table-cell>
          <table:table-cell office:value-type="float" office:value="1144200" table:formula="of:=SUM([.C5]+([.D7]*14))" table:style-name="ce14">
            <text:p>1144200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Sanjay</meta:initial-creator>
    <dc:creator>Sanjay Kumar</dc:creator>
    <meta:creation-date>2021-03-03T09:48:13Z</meta:creation-date>
    <dc:date>2021-03-04T12:23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1000" chart:interval-major="5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54.5912598425197pt" svg:width="600.3410236220473pt" chart:style-name="Crt0">
        <chart:title chart:style-name="CT00">
          <text:p text:style-name="a0" text:class-names="" text:cond-style-name="">GRAPH FOR TCO VS USERS</text:p>
        </chart:title>
        <chart:legend chart:legend-position="top" chart:legend-align="center" chart:style-name="Lgnd"/>
        <chart:plot-area svg:x="27.24322834645669pt" svg:y="65.18606299212598pt" svg:width="568.0614960629921pt" svg:height="180.260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ble.$G$5" chart:values-cell-range-address="table.$G$6:.$G$24" chart:class="chart:scatter" chart:attached-axis="primary-y" chart:style-name="G0S0">
            <chart:domain table:cell-range-address="table.$B$6:.$B$24"/>
            <chart:data-point chart:repeated="19"/>
          </chart:series>
          <chart:series chart:label-cell-address="table.$L$5" chart:values-cell-range-address="table.$L$6:.$L$24" chart:class="chart:scatter" chart:attached-axis="primary-y" chart:style-name="G0S1">
            <chart:domain table:cell-range-address="table.$B$6:.$B$24"/>
            <chart:data-point chart:repeated="19"/>
          </chart:series>
          <chart:series chart:label-cell-address="table.$Q$5" chart:values-cell-range-address="table.$Q$6:.$Q$24" chart:class="chart:scatter" chart:attached-axis="primary-y" chart:style-name="G0S2">
            <chart:domain table:cell-range-address="table.$B$6:.$B$24"/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